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2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5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39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0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66" style:family="paragraph" style:parent-style-name="Heading_20_1">
      <style:text-properties style:font-name-asian="Times New Roman1" style:language-asian="fr" style:country-asian="CA"/>
    </style:style>
    <style:style style:name="P67" style:family="paragraph" style:parent-style-name="Heading_20_2">
      <style:text-properties fo:font-size="11pt" officeooo:rsid="000be891" style:font-size-asian="9.60000038146973pt" style:font-size-complex="11pt"/>
    </style:style>
    <style:style style:name="P68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0" style:family="paragraph" style:parent-style-name="No_20_Spacing">
      <style:text-properties style:font-name="DejaVu Sans" fo:font-size="10pt" style:font-size-asian="10pt" style:font-size-complex="10pt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7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76" style:family="paragraph" style:parent-style-name="Standard">
      <style:text-properties style:font-name="DejaVu Sans" fo:font-size="10pt" style:font-size-asian="10pt" style:font-size-complex="10pt"/>
    </style:style>
    <style:style style:name="P77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78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7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88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89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0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91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2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3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9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9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98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99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100" style:family="paragraph" style:parent-style-name="Standard">
      <style:text-properties style:font-name="DejaVu Sans"/>
    </style:style>
    <style:style style:name="P101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2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103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06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07" style:family="paragraph" style:parent-style-name="Standard">
      <style:paragraph-properties fo:margin-top="0cm" fo:margin-bottom="0cm" style:contextual-spacing="false" fo:line-height="100%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09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110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4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18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19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0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1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2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5" style:family="paragraph" style:parent-style-name="Standard">
      <style:text-properties style:language-asian="fr" style:country-asian="CA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27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28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29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0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1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2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3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4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35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36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37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38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39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0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0pt" officeooo:rsid="005e7da7" officeooo:paragraph-rsid="005e7da7" style:font-size-asian="10pt" style:font-size-complex="10pt"/>
    </style:style>
    <style:style style:name="P144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46" style:family="paragraph" style:parent-style-name="Heading_20_2">
      <style:text-properties fo:language="en" fo:country="US" style:language-asian="fr" style:country-asian="CA"/>
    </style:style>
    <style:style style:name="P147" style:family="paragraph" style:parent-style-name="Standard">
      <style:text-properties officeooo:paragraph-rsid="00b91281"/>
    </style:style>
    <style:style style:name="P148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49" style:family="paragraph" style:parent-style-name="Contents_20_Heading">
      <style:text-properties fo:color="#000000" loext:opacity="100%" fo:font-size="18pt" style:font-size-asian="18pt" style:font-size-complex="18pt"/>
    </style:style>
    <style:style style:name="P150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1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1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55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23db1b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a527f6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font-size="12pt" fo:language="en" fo:country="US" officeooo:rsid="00af9295" style:font-name-asian="Times New Roman1" style:font-size-asian="12pt" style:language-asian="fr" style:country-asian="CA" style:font-name-complex="Arial1" style:font-size-complex="12pt"/>
    </style:style>
    <style:style style:name="T8" style:family="text">
      <style:text-properties fo:color="#000000" loext:opacity="100%" style:font-name="Arial" fo:font-size="12pt" fo:language="en" fo:country="US" officeooo:rsid="00b2d187" style:font-name-asian="Times New Roman1" style:font-size-asian="12pt" style:language-asian="fr" style:country-asian="CA" style:font-name-complex="Arial1" style:font-size-complex="12pt"/>
    </style:style>
    <style:style style:name="T9" style:family="text">
      <style:text-properties fo:color="#000000" loext:opacity="100%" style:font-name="Arial" fo:font-size="12pt" fo:language="en" fo:country="US" officeooo:rsid="00c1a870" style:font-name-asian="Times New Roman1" style:font-size-asian="12pt" style:language-asian="fr" style:country-asian="CA" style:font-name-complex="Arial1" style:font-size-complex="12pt"/>
    </style:style>
    <style:style style:name="T10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5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7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8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9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20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7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8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9" style:family="text">
      <style:text-properties fo:color="#000000" loext:opacity="100%" style:text-position="super 58%" style:font-name="Arial" fo:font-size="12pt" fo:language="en" fo:country="US" officeooo:rsid="007a747a" style:font-name-asian="Times New Roman1" style:font-size-asian="12pt" style:language-asian="fr" style:country-asian="CA" style:font-name-complex="Arial1" style:font-size-complex="12pt"/>
    </style:style>
    <style:style style:name="T30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1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2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3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4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5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6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8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9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40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1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3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44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5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6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7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8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2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3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54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style:font-size-asian="10pt" style:font-name-complex="Arial1"/>
    </style:style>
    <style:style style:name="T57" style:family="text">
      <style:text-properties fo:color="#000000" loext:opacity="100%" style:font-name-asian="Times New Roman1" style:language-asian="fr" style:country-asian="CA" style:font-name-complex="Cambria Math1"/>
    </style:style>
    <style:style style:name="T58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59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0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1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2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63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64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5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6" style:family="text">
      <style:text-properties fo:color="#000000" loext:opacity="100%" fo:font-style="italic" style:font-style-asian="italic" style:font-style-complex="italic"/>
    </style:style>
    <style:style style:name="T67" style:family="text">
      <style:text-properties fo:color="#000000" loext:opacity="100%" fo:font-style="italic" officeooo:rsid="0040beda" style:font-style-asian="italic" style:font-style-complex="italic"/>
    </style:style>
    <style:style style:name="T68" style:family="text">
      <style:text-properties fo:color="#000000" loext:opacity="100%" fo:font-style="italic" officeooo:rsid="0045d365" style:font-style-asian="italic" style:font-style-complex="italic"/>
    </style:style>
    <style:style style:name="T69" style:family="text">
      <style:text-properties fo:color="#000000" loext:opacity="100%" fo:font-style="italic" officeooo:rsid="00752a6e" style:font-style-asian="italic" style:font-style-complex="italic"/>
    </style:style>
    <style:style style:name="T70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71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72" style:family="text">
      <style:text-properties style:use-window-font-color="true" loext:opacity="0%" fo:font-size="14pt" fo:language="en" fo:country="US" style:font-size-asian="14pt" style:font-size-complex="14pt"/>
    </style:style>
    <style:style style:name="T73" style:family="text">
      <style:text-properties style:use-window-font-color="true" loext:opacity="0%" fo:font-size="14pt" style:font-name-asian="Times New Roman1" style:font-size-asian="14pt" style:font-size-complex="14pt"/>
    </style:style>
    <style:style style:name="T74" style:family="text">
      <style:text-properties fo:language="en" fo:country="US" style:language-asian="fr" style:country-asian="CA"/>
    </style:style>
    <style:style style:name="T75" style:family="text">
      <style:text-properties fo:language="en" fo:country="US" style:language-asian="fr" style:country-asian="CA" style:font-name-complex="Arial1"/>
    </style:style>
    <style:style style:name="T76" style:family="text">
      <style:text-properties fo:language="en" fo:country="US" officeooo:rsid="0045d365" style:language-asian="fr" style:country-asian="CA" style:font-name-complex="Arial1"/>
    </style:style>
    <style:style style:name="T77" style:family="text">
      <style:text-properties fo:language="en" fo:country="US" officeooo:rsid="00938faa" style:language-asian="fr" style:country-asian="CA" style:font-name-complex="Arial1"/>
    </style:style>
    <style:style style:name="T78" style:family="text">
      <style:text-properties fo:language="en" fo:country="US" style:language-asian="fr" style:country-asian="CA" style:font-name-complex="Cambria Math1"/>
    </style:style>
    <style:style style:name="T79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80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81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82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83" style:family="text">
      <style:text-properties fo:font-size="14pt" fo:language="en" fo:country="US" style:font-size-asian="14pt" style:font-size-complex="14pt"/>
    </style:style>
    <style:style style:name="T84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5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6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7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8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9" style:family="text">
      <style:text-properties fo:font-size="18pt" style:font-name-asian="Times New Roman1" style:font-size-asian="18pt" style:language-asian="fr" style:country-asian="CA" style:font-size-complex="18pt"/>
    </style:style>
    <style:style style:name="T90" style:family="text">
      <style:text-properties style:font-name="DejaVu Sans"/>
    </style:style>
    <style:style style:name="T91" style:family="text">
      <style:text-properties style:font-name="DejaVu Sans" fo:font-size="10pt" style:font-size-asian="10pt" style:font-size-complex="10pt"/>
    </style:style>
    <style:style style:name="T92" style:family="text">
      <style:text-properties style:font-name="DejaVu Sans" fo:font-size="10pt" officeooo:rsid="000d9699" style:font-size-asian="10pt" style:font-size-complex="10pt"/>
    </style:style>
    <style:style style:name="T93" style:family="text">
      <style:text-properties style:font-name="DejaVu Sans" fo:font-size="10pt" officeooo:rsid="0099a2e8" style:font-size-asian="10pt" style:font-size-complex="10pt"/>
    </style:style>
    <style:style style:name="T94" style:family="text">
      <style:text-properties style:font-name="DejaVu Sans" fo:font-size="10pt" officeooo:rsid="00c72f3c" style:font-size-asian="10pt" style:font-size-complex="10pt"/>
    </style:style>
    <style:style style:name="T95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6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7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8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9" style:family="text">
      <style:text-properties style:font-name="DejaVu Sans" officeooo:rsid="0020e716"/>
    </style:style>
    <style:style style:name="T100" style:family="text">
      <style:text-properties style:font-name="DejaVu Sans" officeooo:rsid="001d0d4e"/>
    </style:style>
    <style:style style:name="T101" style:family="text">
      <style:text-properties style:font-name="DejaVu Sans" officeooo:rsid="005de020"/>
    </style:style>
    <style:style style:name="T102" style:family="text">
      <style:text-properties officeooo:rsid="001233c9"/>
    </style:style>
    <style:style style:name="T103" style:family="text">
      <style:text-properties fo:font-weight="bold" style:font-weight-asian="bold" style:font-name-complex="Arial1" style:font-weight-complex="bold"/>
    </style:style>
    <style:style style:name="T104" style:family="text">
      <style:text-properties fo:font-weight="bold" officeooo:rsid="001e44b3" style:font-weight-asian="bold" style:font-name-complex="Arial1" style:font-weight-complex="bold"/>
    </style:style>
    <style:style style:name="T105" style:family="text">
      <style:text-properties style:font-name-complex="Arial1"/>
    </style:style>
    <style:style style:name="T106" style:family="text">
      <style:text-properties officeooo:rsid="001e44b3" style:font-name-complex="Arial1"/>
    </style:style>
    <style:style style:name="T107" style:family="text">
      <style:text-properties officeooo:rsid="00201869" style:font-name-complex="Arial1"/>
    </style:style>
    <style:style style:name="T108" style:family="text">
      <style:text-properties style:text-underline-style="solid" style:text-underline-width="auto" style:text-underline-color="font-color" officeooo:rsid="00201869" style:font-name-complex="Arial1"/>
    </style:style>
    <style:style style:name="T109" style:family="text">
      <style:text-properties officeooo:rsid="00330fe7"/>
    </style:style>
    <style:style style:name="T110" style:family="text">
      <style:text-properties officeooo:rsid="003738f8"/>
    </style:style>
    <style:style style:name="T111" style:family="text">
      <style:text-properties fo:font-style="italic" officeooo:rsid="0052655e" style:font-style-asian="italic" style:font-style-complex="italic"/>
    </style:style>
    <style:style style:name="T112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13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14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15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6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7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8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9" style:family="text">
      <style:text-properties fo:font-size="10pt" fo:font-style="italic" style:font-size-asian="10pt" style:font-style-asian="italic" style:font-size-complex="10pt" style:font-style-complex="italic"/>
    </style:style>
    <style:style style:name="T120" style:family="text">
      <style:text-properties fo:font-size="10pt" officeooo:rsid="0099a2e8" style:font-size-asian="10pt" style:font-size-complex="10pt"/>
    </style:style>
    <style:style style:name="T121" style:family="text">
      <style:text-properties officeooo:rsid="003c7fed"/>
    </style:style>
    <style:style style:name="T122" style:family="text">
      <style:text-properties officeooo:rsid="003d51c6"/>
    </style:style>
    <style:style style:name="T123" style:family="text">
      <style:text-properties officeooo:rsid="003e2c08"/>
    </style:style>
    <style:style style:name="T124" style:family="text">
      <style:text-properties officeooo:rsid="0041bce5"/>
    </style:style>
    <style:style style:name="T125" style:family="text">
      <style:text-properties officeooo:rsid="004cef70"/>
    </style:style>
    <style:style style:name="T126" style:family="text">
      <style:text-properties officeooo:rsid="004f4c55"/>
    </style:style>
    <style:style style:name="T127" style:family="text">
      <style:text-properties officeooo:rsid="0051a29e"/>
    </style:style>
    <style:style style:name="T128" style:family="text">
      <style:text-properties officeooo:rsid="0052655e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officeooo:rsid="0052655e" style:font-style-asian="normal" style:font-style-complex="normal"/>
    </style:style>
    <style:style style:name="T131" style:family="text">
      <style:text-properties fo:font-style="normal" officeooo:rsid="00ab5e33" style:font-style-asian="normal" style:font-style-complex="normal"/>
    </style:style>
    <style:style style:name="T132" style:family="text">
      <style:text-properties officeooo:rsid="00567f01"/>
    </style:style>
    <style:style style:name="T133" style:family="text">
      <style:text-properties officeooo:rsid="005ac0ee"/>
    </style:style>
    <style:style style:name="T134" style:family="text">
      <style:text-properties officeooo:rsid="006049c3"/>
    </style:style>
    <style:style style:name="T135" style:family="text">
      <style:text-properties officeooo:rsid="006300a5"/>
    </style:style>
    <style:style style:name="T136" style:family="text">
      <style:text-properties officeooo:rsid="0092c12a"/>
    </style:style>
    <style:style style:name="T137" style:family="text">
      <style:text-properties officeooo:rsid="00966b7f"/>
    </style:style>
    <style:style style:name="T138" style:family="text">
      <style:text-properties officeooo:rsid="009cea20"/>
    </style:style>
    <style:style style:name="T139" style:family="text">
      <style:text-properties fo:font-size="9pt" fo:font-style="italic" style:font-size-asian="9pt" style:font-style-asian="italic" style:font-size-complex="9pt" style:font-style-complex="italic"/>
    </style:style>
    <style:style style:name="T140" style:family="text">
      <style:text-properties officeooo:rsid="00a79e4c"/>
    </style:style>
    <style:style style:name="T141" style:family="text">
      <style:text-properties officeooo:rsid="00ab5e33"/>
    </style:style>
    <style:style style:name="T142" style:family="text">
      <style:text-properties officeooo:rsid="00b9f3d7"/>
    </style:style>
    <style:style style:name="T143" style:family="text">
      <style:text-properties officeooo:rsid="00c29aab"/>
    </style:style>
    <style:style style:name="T144" style:family="text">
      <style:text-properties officeooo:rsid="00c36a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06"><text:span text:style-name="T2"><text:line-break/>v </text:span><text:span text:style-name="T4">2.</text:span><text:span text:style-name="T5">5</text:span><text:span text:style-name="T4">.</text:span><text:span text:style-name="T7">4</text:span></text:p>
      <text:p text:style-name="P106"><text:span text:style-name="T6">February</text:span><text:span text:style-name="T3"> </text:span><text:span text:style-name="T8">2</text:span><text:span text:style-name="T9">5</text:span><text:span text:style-name="T29">th</text:span><text:span text:style-name="T2">, 202</text:span><text:span text:style-name="T5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9">Content</text:p>
          </text:index-title>
          <text:p text:style-name="P141"><text:a xlink:type="simple" xlink:href="#__RefHeading___Toc4238_2619241123" text:style-name="Index_20_Link" text:visited-style-name="Index_20_Link">Introduction<text:tab/>2</text:a></text:p>
          <text:p text:style-name="P142"><text:a xlink:type="simple" xlink:href="#__RefHeading___Toc4240_2619241123" text:style-name="Index_20_Link" text:visited-style-name="Index_20_Link">Browser and operating system<text:tab/>2</text:a></text:p>
          <text:p text:style-name="P142"><text:a xlink:type="simple" xlink:href="#__RefHeading___Toc4242_2619241123" text:style-name="Index_20_Link" text:visited-style-name="Index_20_Link">Important differences with LaTeX<text:tab/>2</text:a></text:p>
          <text:p text:style-name="P142"><text:a xlink:type="simple" xlink:href="#__RefHeading___Toc4244_2619241123" text:style-name="Index_20_Link" text:visited-style-name="Index_20_Link">Contact<text:tab/>2</text:a></text:p>
          <text:p text:style-name="P141"><text:a xlink:type="simple" xlink:href="#__RefHeading___Toc4456_209726048" text:style-name="Index_20_Link" text:visited-style-name="Index_20_Link">Tutorial<text:tab/>3</text:a></text:p>
          <text:p text:style-name="P142"><text:a xlink:type="simple" xlink:href="#__RefHeading___Toc4248_2619241123" text:style-name="Index_20_Link" text:visited-style-name="Index_20_Link"><text:s/>Shortcuts<text:tab/>3</text:a></text:p>
          <text:p text:style-name="P141"><text:a xlink:type="simple" xlink:href="#__RefHeading___Toc4250_2619241123" text:style-name="Index_20_Link" text:visited-style-name="Index_20_Link">Mathematics<text:tab/>4</text:a></text:p>
          <text:p text:style-name="P142"><text:a xlink:type="simple" xlink:href="#__RefHeading___Toc4252_2619241123" text:style-name="Index_20_Link" text:visited-style-name="Index_20_Link">Unary and binary operators<text:tab/>4</text:a></text:p>
          <text:p text:style-name="P142"><text:a xlink:type="simple" xlink:href="#__RefHeading___Toc4254_2619241123" text:style-name="Index_20_Link" text:visited-style-name="Index_20_Link">Calculus<text:tab/>6</text:a></text:p>
          <text:p text:style-name="P142"><text:a xlink:type="simple" xlink:href="#__RefHeading___Toc4256_2619241123" text:style-name="Index_20_Link" text:visited-style-name="Index_20_Link">Relation<text:tab/>7</text:a></text:p>
          <text:p text:style-name="P142"><text:a xlink:type="simple" xlink:href="#__RefHeading___Toc4258_2619241123" text:style-name="Index_20_Link" text:visited-style-name="Index_20_Link">Delimiters<text:tab/>9</text:a></text:p>
          <text:p text:style-name="P142"><text:a xlink:type="simple" xlink:href="#__RefHeading___Toc4260_2619241123" text:style-name="Index_20_Link" text:visited-style-name="Index_20_Link">Logic<text:tab/>9</text:a></text:p>
          <text:p text:style-name="P142"><text:a xlink:type="simple" xlink:href="#__RefHeading___Toc4262_2619241123" text:style-name="Index_20_Link" text:visited-style-name="Index_20_Link">Geometry<text:tab/>10</text:a></text:p>
          <text:p text:style-name="P142"><text:a xlink:type="simple" xlink:href="#__RefHeading___Toc4264_2619241123" text:style-name="Index_20_Link" text:visited-style-name="Index_20_Link">Arrows<text:tab/>10</text:a></text:p>
          <text:p text:style-name="P142"><text:a xlink:type="simple" xlink:href="#__RefHeading___Toc4266_2619241123" text:style-name="Index_20_Link" text:visited-style-name="Index_20_Link">Fractions<text:tab/>12</text:a></text:p>
          <text:p text:style-name="P141"><text:a xlink:type="simple" xlink:href="#__RefHeading___Toc4268_2619241123" text:style-name="Index_20_Link" text:visited-style-name="Index_20_Link">Chemistry<text:tab/>12</text:a></text:p>
          <text:p text:style-name="P142"><text:a xlink:type="simple" xlink:href="#__RefHeading___Toc4270_2619241123" text:style-name="Index_20_Link" text:visited-style-name="Index_20_Link">Introduction<text:tab/>12</text:a></text:p>
          <text:p text:style-name="P142"><text:a xlink:type="simple" xlink:href="#__RefHeading___Toc4272_2619241123" text:style-name="Index_20_Link" text:visited-style-name="Index_20_Link">Symbols<text:tab/>13</text:a></text:p>
          <text:p text:style-name="P141"><text:a xlink:type="simple" xlink:href="#__RefHeading___Toc4274_2619241123" text:style-name="Index_20_Link" text:visited-style-name="Index_20_Link">Matrix<text:tab/>13</text:a></text:p>
          <text:p text:style-name="P141"><text:a xlink:type="simple" xlink:href="#__RefHeading___Toc4276_2619241123" text:style-name="Index_20_Link" text:visited-style-name="Index_20_Link">Greek letters<text:tab/>14</text:a></text:p>
          <text:p text:style-name="P141"><text:a xlink:type="simple" xlink:href="#__RefHeading___Toc4278_2619241123" text:style-name="Index_20_Link" text:visited-style-name="Index_20_Link">Hebrew letters<text:tab/>15</text:a></text:p>
          <text:p text:style-name="P141"><text:a xlink:type="simple" xlink:href="#__RefHeading___Toc4280_2619241123" text:style-name="Index_20_Link" text:visited-style-name="Index_20_Link">Fonts<text:tab/>16</text:a></text:p>
          <text:p text:style-name="P141"><text:a xlink:type="simple" xlink:href="#__RefHeading___Toc4284_2619241123" text:style-name="Index_20_Link" text:visited-style-name="Index_20_Link">Combining symbols<text:tab/>17</text:a></text:p>
          <text:p text:style-name="P141"><text:a xlink:type="simple" xlink:href="#__RefHeading___Toc4286_2619241123" text:style-name="Index_20_Link" text:visited-style-name="Index_20_Link">Subscript and superscript<text:tab/>18</text:a></text:p>
          <text:p text:style-name="P141"><text:a xlink:type="simple" xlink:href="#__RefHeading___Toc4288_2619241123" text:style-name="Index_20_Link" text:visited-style-name="Index_20_Link">Chess &amp; card games<text:tab/>19</text:a></text:p>
          <text:p text:style-name="P141"><text:soft-page-break/><text:a xlink:type="simple" xlink:href="#__RefHeading___Toc4290_2619241123" text:style-name="Index_20_Link" text:visited-style-name="Index_20_Link">Money and currency<text:tab/>19</text:a></text:p>
          <text:p text:style-name="P141"><text:a xlink:type="simple" xlink:href="#__RefHeading___Toc4292_2619241123" text:style-name="Index_20_Link" text:visited-style-name="Index_20_Link">Music<text:tab/>20</text:a></text:p>
          <text:p text:style-name="P141"><text:a xlink:type="simple" xlink:href="#__RefHeading___Toc4452_1425666202" text:style-name="Index_20_Link" text:visited-style-name="Index_20_Link">Box drawings<text:tab/>20</text:a></text:p>
          <text:p text:style-name="P141"><text:a xlink:type="simple" xlink:href="#__RefHeading___Toc4294_2619241123" text:style-name="Index_20_Link" text:visited-style-name="Index_20_Link">Other symbols<text:tab/>20</text:a></text:p>
          <text:p text:style-name="P141"><text:a xlink:type="simple" xlink:href="#__RefHeading___Toc4296_2619241123" text:style-name="Index_20_Link" text:visited-style-name="Index_20_Link">Space, line break, tab<text:tab/>21</text:a></text:p>
          <text:p text:style-name="P141"><text:a xlink:type="simple" xlink:href="#__RefHeading___Toc4296_26192411231" text:style-name="Index_20_Link" text:visited-style-name="Index_20_Link">Outside mathmode<text:tab/>22</text:a></text:p>
        </text:index-body>
      </text:table-of-content>
      <text:p text:style-name="P109"/>
      <text:p text:style-name="Standard"/>
      <text:h text:style-name="P128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67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68"><text:line-break/><text:span text:style-name="T91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92">better</text:span><text:span text:style-name="T91"> on Firefox.</text:span></text:p>
      <text:p text:style-name="P139"><text:span text:style-name="T99">N.B.</text:span><text:span text:style-name="T90"> </text:span><text:span text:style-name="T99">E</text:span><text:span text:style-name="T90">very </text:span><text:span text:style-name="T100">software</text:span><text:span text:style-name="T90"> renders unicode characters differently, </text:span><text:span text:style-name="T99">this explains most bugs </text:span><text:span text:style-name="T101">and weirdness</text:span><text:span text:style-name="T99">.</text:span></text:p>
      <text:h text:style-name="P133" text:outline-level="2"/>
      <text:h text:style-name="Heading_20_2" text:outline-level="2"><text:bookmark-start text:name="__RefHeading___Toc4242_2619241123"/><text:bookmark-start text:name="_Toc103012053"/><text:span text:style-name="T72">Important differences with LaTeX</text:span><text:bookmark-end text:name="_Toc103012053"/><text:span text:style-name="T72"> </text:span><text:span text:style-name="T83"><text:line-break/></text:span><text:bookmark-end text:name="__RefHeading___Toc4242_2619241123"/></text:h>
      <text:p text:style-name="P71"><text:span text:style-name="T36">An important </text:span><text:span text:style-name="T39">difference</text:span><text:span text:style-name="T36"> from LaTex is that you can’t “build” a symbol in MatTalX (see “Combining symbols” in the table of content for nuance). As an example, </text:span><text:span text:style-name="T42">≝</text:span><text:span text:style-name="T36"> is simply \def in MatTalX, but \stackrel{\rm def}{=} in LaTeX.</text:span></text:p>
      <text:p text:style-name="P86"/>
      <text:p text:style-name="P6">Since MaTalX converts command<text:span text:style-name="T144">s</text:span> into UTF characters. Some expressions are impossible to build. <text:span text:style-name="T109">A</text:span>s an example, x^{x^{x^{x}}} couldn’t work since everything <text:span text:style-name="T143">h</text:span>as to fit in a line. The same goes for \frac{\frac{\frac{a}{b}}{c}}{d}, which can’t work. If you need an expression like that, you can write x^(x^(x^(x))) and ((a/b)/c)/d, respectively.</text:p>
      <text:p text:style-name="P6"/>
      <text:p text:style-name="P8"><text:span text:style-name="T119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09">vs <text:s/></text:span>∑ₓ 𝑥^(𝑥^(𝑥^(𝑥)))</text:p>
      <text:p text:style-name="P4"/>
      <text:h text:style-name="P134" text:outline-level="2"/>
      <text:h text:style-name="P134" text:outline-level="2"><text:bookmark-start text:name="__RefHeading___Toc4244_2619241123"/><text:bookmark-start text:name="_Toc103012054"/>Contact<text:bookmark-end text:name="__RefHeading___Toc4244_2619241123"/><text:bookmark-end text:name="_Toc103012054"/></text:h>
      <text:p text:style-name="P4"/>
      <text:p text:style-name="P107"><text:span text:style-name="T59">If you find a bug or have any suggestion, please tell me via </text:span><text:a xlink:type="simple" xlink:href="https://github.com/samueleblanc/MatTalX/issues" text:style-name="Standard" text:visited-style-name="Standard"><text:span text:style-name="T85">https://github.com/samueleblanc/MatTalX/issues</text:span></text:a></text:p>
      <text:p text:style-name="P110"/>
      <text:h text:style-name="Heading_20_1" text:outline-level="1"><text:bookmark-start text:name="_Toc103012055"/><text:bookmark-start text:name="__RefHeading___Toc4456_209726048"/><text:soft-page-break/><text:span text:style-name="T71">Tutorial</text:span><text:bookmark-end text:name="_Toc103012055"/><text:span text:style-name="T59"><text:line-break/></text:span><text:bookmark-end text:name="__RefHeading___Toc4456_209726048"/></text:h>
      <text:p text:style-name="P40">MatTalX is a simple extension; there are only four buttons.</text:p>
      <text:list xml:id="list4078628371" text:style-name="WWNum1">
        <text:list-item>
          <text:p text:style-name="P150"><text:span text:style-name="T36">If you press </text:span><text:span text:style-name="T43">Convert</text:span><text:span text:style-name="T36">, the text written in the first area will be translated, and the output will appear in the second area.</text:span></text:p>
        </text:list-item>
        <text:list-item>
          <text:p text:style-name="P150"><text:span text:style-name="T36">If you press </text:span><text:span text:style-name="T43">Copy text</text:span><text:span text:style-name="T36">, the text of the second area will be automatically copied on your clipboard so you can paste and send it afterward.</text:span></text:p>
        </text:list-item>
        <text:list-item>
          <text:p text:style-name="P150"><text:span text:style-name="T36">If you press </text:span><text:span text:style-name="T43">Clear</text:span><text:span text:style-name="T36">, it will erase both areas.</text:span></text:p>
        </text:list-item>
        <text:list-item>
          <text:p text:style-name="P150"><text:span text:style-name="T36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6"><text:s/>you will be able to see this document under “Documentation”, the code under “Code (GitHub), and you can uncheck “</text:span><text:span text:style-name="T37">Adjust</text:span><text:span text:style-name="T36"> spaces”.<text:line-break/></text:span></text:p>
        </text:list-item>
      </text:list>
      <text:p text:style-name="P74"><text:span text:style-name="T36">With “</text:span><text:span text:style-name="T37">Adjust</text:span><text:span text:style-name="T36"> spaces” checked<text:line-break/></text:span><text:span text:style-name="T44">Input</text:span><text:span text:style-name="T36">: x&gt;y \land y\geq 0 \implies x&gt;0 <text:line-break/></text:span><text:span text:style-name="T44">Output</text:span><text:span text:style-name="T36">: </text:span><text:span text:style-name="T57">𝑥 </text:span><text:span text:style-name="T36">&gt; </text:span><text:span text:style-name="T57">𝑦 </text:span><text:span text:style-name="T42">∧ </text:span><text:span text:style-name="T57">𝑦 </text:span><text:span text:style-name="T36">≥ 0 </text:span><text:span text:style-name="T57">⟹</text:span><text:span text:style-name="T36"> </text:span><text:span text:style-name="T57">𝑥 </text:span><text:span text:style-name="T36">&gt; 0<text:line-break/></text:span><text:span text:style-name="T44">Input</text:span><text:span text:style-name="T36">: \Gamma (k) = \sum _</text:span><text:span text:style-name="T38">{</text:span><text:span text:style-name="T36">k=1</text:span><text:span text:style-name="T38">}</text:span><text:span text:style-name="T36"> (2k^</text:span><text:span text:style-name="T38">{</text:span><text:span text:style-name="T36">2</text:span><text:span text:style-name="T38">}</text:span><text:span text:style-name="T36">+4)<text:line-break/></text:span><text:span text:style-name="T44">Output</text:span><text:span text:style-name="T36">: </text:span><text:span text:style-name="T57">𝛤</text:span><text:span text:style-name="T36">(</text:span><text:span text:style-name="T57">𝑘</text:span><text:span text:style-name="T36">) = ∑</text:span><text:span text:style-name="T42">ₖ₌₁</text:span><text:span text:style-name="T36">(2</text:span><text:span text:style-name="T57">𝑘</text:span><text:span text:style-name="T36">² + 4)</text:span></text:p>
      <text:p text:style-name="P96"><text:span text:style-name="T36">Input: </text:span><text:span text:style-name="T48">x \equiv_{5} y</text:span></text:p>
      <text:p text:style-name="P74"><text:span text:style-name="T46">Output: </text:span><text:span text:style-name="T50">𝑥 ≡₅ 𝑦</text:span></text:p>
      <text:p text:style-name="P47"/>
      <text:p text:style-name="P79"><text:span text:style-name="T50">W</text:span><text:span text:style-name="T48">ith “Mathematical font” checked, every character will be converted to </text:span><text:span text:style-name="T55">its</text:span><text:span text:style-name="T48"> mathematical counterpart. For instance, f(x) = y outputs 𝑓(𝑥) = 𝑦. If you do not want that, you can uncheck the button. </text:span><text:span text:style-name="T51">Please note that it will also affect the greek alphabet since the letters alpha and beta will be 𝛼,𝛽 and α,β with the button checked and unchecked, respectively.</text:span></text:p>
      <text:p text:style-name="P49"/>
      <text:p text:style-name="P80"><text:span text:style-name="T51">F</text:span><text:span text:style-name="T48">inally, the button “Math mode” unchecked requires the user to manua</text:span><text:span text:style-name="T52">lly enter math mode, </text:span><text:span text:style-name="T53">with “$”, “$$” and “\[“. </text:span><text:span text:style-name="T54">It is, therefore, useful if one wants to embed symbols in </text:span><text:span text:style-name="T55">the </text:span><text:span text:style-name="T54">text, and not only output various symbols.</text:span></text:p>
      <text:p text:style-name="P50">Example with “Math mode” unchecked:</text:p>
      <text:p text:style-name="P81"><text:span text:style-name="T47">I</text:span><text:span text:style-name="T44">nput:</text:span><text:span text:style-name="T48"> Let $A \in M_{mxn}(F)$ be a matrix over a field $F$</text:span></text:p>
      <text:p text:style-name="P97"><text:span text:style-name="T36">Output: </text:span><text:span text:style-name="T48">Let 𝐴 ∈ 𝑀ₘₓₙ(𝐹) be a matrix over a field 𝐹</text:span></text:p>
      <text:p text:style-name="P48"/>
      <text:p text:style-name="P46"/>
      <text:p text:style-name="P102"><text:span text:style-name="T116">To write subscript or superscript characters, start with “_” or “^”, respectively. For instance, ^</text:span><text:span text:style-name="T117">{</text:span><text:span text:style-name="T116">abc</text:span><text:span text:style-name="T117">}</text:span><text:span text:style-name="T116"> gives “</text:span><text:span text:style-name="T86">abc</text:span><text:span text:style-name="T116">” and _</text:span><text:span text:style-name="T117">{</text:span><text:span text:style-name="T116">ijk</text:span><text:span text:style-name="T117">}</text:span><text:span text:style-name="T116"> gives “</text:span><text:span text:style-name="T87">ijk</text:span><text:span text:style-name="T116">”. <text:line-break/></text:span><text:span text:style-name="T118">Other commands starts with “\” (e.g. \subset gives “⊂”)</text:span></text:p>
      <text:h text:style-name="P146" text:outline-level="2"><text:bookmark-start text:name="__RefHeading___Toc4248_2619241123"/><text:span text:style-name="T73"><text:line-break/></text:span><text:bookmark-start text:name="_Toc103012056"/><text:span text:style-name="T73">Shortcuts</text:span><text:bookmark-end text:name="__RefHeading___Toc4248_2619241123"/><text:bookmark-end text:name="_Toc103012056"/></text:h>
      <text:section text:style-name="Sect2" text:name="Section1">
        <text:p text:style-name="P98">Chrome</text:p>
        <text:p text:style-name="P76"><text:span text:style-name="T79">Ctrl+M</text:span><text:span text:style-name="T75"> opens and closes </text:span><text:span text:style-name="T82">M</text:span><text:span text:style-name="T75">atTalX</text:span></text:p>
        <text:p text:style-name="P78"><text:span text:style-name="T79">Alt+I</text:span><text:span text:style-name="T75"> copies the text in the first box <text:line-break/>(</text:span><text:span text:style-name="T82">i</text:span><text:span text:style-name="T75">nput)</text:span></text:p>
        <text:p text:style-name="P76"><text:span text:style-name="T79">Alt+O</text:span><text:span text:style-name="T75"> copies the text in the second box (</text:span><text:span text:style-name="T82">o</text:span><text:span text:style-name="T75">utput)</text:span></text:p>
        <text:p text:style-name="P77"><text:span text:style-name="T79">Alt+S</text:span><text:span text:style-name="T75"> opens and closes the </text:span><text:span text:style-name="T82">s</text:span><text:span text:style-name="T75">uggestion box</text:span></text:p>
        <text:p text:style-name="P99">Firefox</text:p>
        <text:p text:style-name="P77"><text:span text:style-name="T80">Alt</text:span><text:span text:style-name="T79">+M</text:span><text:span text:style-name="T75"> opens and closes </text:span><text:span text:style-name="T82">M</text:span><text:span text:style-name="T75">atTalX</text:span></text:p>
        <text:p text:style-name="P77"><text:span text:style-name="T79">Alt+I</text:span><text:span text:style-name="T75"> copies the text in the first box <text:line-break/>(</text:span><text:span text:style-name="T82">i</text:span><text:span text:style-name="T75">nput)</text:span></text:p>
        <text:p text:style-name="P77"><text:span text:style-name="T79">Alt+O</text:span><text:span text:style-name="T75"> copies the text in the second box (</text:span><text:span text:style-name="T81">o</text:span><text:span text:style-name="T75">utput)</text:span></text:p>
        <text:p text:style-name="P90"><text:span text:style-name="T103">Alt+</text:span><text:span text:style-name="T104">C</text:span><text:span text:style-name="T105"> </text:span><text:span text:style-name="T106">opens and closes the suggestion box </text:span><text:span text:style-name="T107">(</text:span><text:span text:style-name="T108">c</text:span><text:span text:style-name="T107">ompletion)</text:span></text:p>
      </text:section>
      <text:h text:style-name="P130" text:outline-level="1"><text:bookmark-start text:name="__RefHeading___Toc4250_2619241123"/><text:bookmark-start text:name="_Toc103012057"/><text:soft-page-break/>Mathematics<text:bookmark-end text:name="__RefHeading___Toc4250_2619241123"/><text:bookmark-end text:name="_Toc103012057"/></text:h>
      <text:h text:style-name="P135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+, -, \dotminus, \times</text:p>
          </table:table-cell>
          <table:table-cell table:style-name="Table1.A1" office:value-type="string">
            <text:p text:style-name="P104"><text:span text:style-name="T16">+, −, </text:span><text:span text:style-name="T30">∸</text:span><text:span text:style-name="T16">, ×</text:span></text:p>
          </table:table-cell>
        </table:table-row>
        <table:table-row table:style-name="Table1.1">
          <table:table-cell table:style-name="Table1.A1" office:value-type="string">
            <text:p text:style-name="P15">\frac<text:span text:style-name="T110">line</text:span>, /, \div, \longdiv</text:p>
          </table:table-cell>
          <table:table-cell table:style-name="Table1.A1" office:value-type="string">
            <text:p text:style-name="P104"><text:span text:style-name="T16"><text:s/>∕, /, ÷, </text:span><text:span text:style-name="T30">⟌</text:span></text:p>
          </table:table-cell>
        </table:table-row>
        <table:table-row table:style-name="Table1.1">
          <table:table-cell table:style-name="Table1.A1" office:value-type="string">
            <text:p text:style-name="P15">\divideontimes, \smashtimes</text:p>
          </table:table-cell>
          <table:table-cell table:style-name="Table1.A1" office:value-type="string">
            <text:p text:style-name="P104"><text:span text:style-name="T30">⋇</text:span><text:span text:style-name="T16">, </text:span><text:span text:style-name="T30">⨳</text:span></text:p>
          </table:table-cell>
        </table:table-row>
        <table:table-row table:style-name="Table1.4">
          <table:table-cell table:style-name="Table1.A1" office:value-type="string">
            <text:p text:style-name="P15">\rtimes, \ltimes</text:p>
          </table:table-cell>
          <table:table-cell table:style-name="Table1.A1" office:value-type="string">
            <text:p text:style-name="P104"><text:span text:style-name="T30">⋊</text:span><text:span text:style-name="T16">, </text:span><text:span text:style-name="T30">⋉</text:span></text:p>
          </table:table-cell>
        </table:table-row>
        <table:table-row table:style-name="Table1.1">
          <table:table-cell table:style-name="Table1.A1" office:value-type="string">
            <text:p text:style-name="P15">\rthree, \lthree</text:p>
          </table:table-cell>
          <table:table-cell table:style-name="Table1.A1" office:value-type="string">
            <text:p text:style-name="P104"><text:span text:style-name="T30">⋌</text:span><text:span text:style-name="T16">, </text:span><text:span text:style-name="T30">⋋</text:span></text:p>
          </table:table-cell>
        </table:table-row>
        <table:table-row table:style-name="Table1.4">
          <table:table-cell table:style-name="Table1.A1" office:value-type="string">
            <text:p text:style-name="P15">#</text:p>
          </table:table-cell>
          <table:table-cell table:style-name="Table1.A1" office:value-type="string">
            <text:p text:style-name="P15">#</text:p>
          </table:table-cell>
        </table:table-row>
        <table:table-row table:style-name="Table1.1">
          <table:table-cell table:style-name="Table1.A1" office:value-type="string">
            <text:p text:style-name="P15">!</text:p>
          </table:table-cell>
          <table:table-cell table:style-name="Table1.A1" office:value-type="string">
            <text:p text:style-name="P15">!</text:p>
          </table:table-cell>
        </table:table-row>
        <table:table-row table:style-name="Table1.4">
          <table:table-cell table:style-name="Table1.A1" office:value-type="string">
            <text:p text:style-name="P15">\neg</text:p>
          </table:table-cell>
          <table:table-cell table:style-name="Table1.A1" office:value-type="string">
            <text:p text:style-name="P15">¬</text:p>
          </table:table-cell>
        </table:table-row>
      </table:table>
      <text:p text:style-name="P114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\sqrt[n]{x}, \sqrt{x}</text:p>
          </table:table-cell>
          <table:table-cell table:style-name="Table2.A1" office:value-type="string">
            <text:p text:style-name="P57">ⁿ√𝑥,√𝑥</text:p>
          </table:table-cell>
        </table:table-row>
        <table:table-row table:style-name="Table2.1">
          <table:table-cell table:style-name="Table2.A1" office:value-type="string">
            <text:p text:style-name="P15">\prod, \sum</text:p>
          </table:table-cell>
          <table:table-cell table:style-name="Table2.A1" office:value-type="string">
            <text:p text:style-name="P15">∏, ∑</text:p>
          </table:table-cell>
        </table:table-row>
        <table:table-row table:style-name="Table2.1">
          <table:table-cell table:style-name="Table2.A1" office:value-type="string">
            <text:p text:style-name="P15">\cdot, <text:span text:style-name="T134">\cdotp, \bullet</text:span></text:p>
          </table:table-cell>
          <table:table-cell table:style-name="Table2.A1" office:value-type="string">
            <text:p text:style-name="P57">·, ⋅, ∙</text:p>
          </table:table-cell>
        </table:table-row>
        <table:table-row table:style-name="Table2.1">
          <table:table-cell table:style-name="Table2.A1" office:value-type="string">
            <text:p text:style-name="P15">\ast, \star, \circ, \diamond</text:p>
          </table:table-cell>
          <table:table-cell table:style-name="Table2.A1" office:value-type="string">
            <text:p text:style-name="P104"><text:span text:style-name="T30">∗</text:span><text:span text:style-name="T16">, </text:span><text:span text:style-name="T30">⋆</text:span><text:span text:style-name="T16">, </text:span><text:span text:style-name="T30">∘</text:span><text:span text:style-name="T16">, </text:span><text:span text:style-name="T30">⋄</text:span></text:p>
          </table:table-cell>
        </table:table-row>
        <table:table-row table:style-name="Table2.1">
          <table:table-cell table:style-name="Table2.A1" office:value-type="string">
            <text:p text:style-name="P15">\pm, \mp</text:p>
          </table:table-cell>
          <table:table-cell table:style-name="Table2.A1" office:value-type="string">
            <text:p text:style-name="P104"><text:span text:style-name="T16">±, </text:span><text:span text:style-name="T30">∓</text:span></text:p>
          </table:table-cell>
        </table:table-row>
      </table:table>
      <text:p text:style-name="P1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\wr</text:p>
          </table:table-cell>
          <table:table-cell table:style-name="Table3.A1" office:value-type="string">
            <text:p text:style-name="P57">≀</text:p>
          </table:table-cell>
        </table:table-row>
      </table:table>
      <text:p text:style-name="P1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\bowtie</text:p>
          </table:table-cell>
          <table:table-cell table:style-name="Table4.A1" office:value-type="string">
            <text:p text:style-name="P57">⨝</text:p>
          </table:table-cell>
        </table:table-row>
      </table:table>
      <text:p text:style-name="P115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\sin, \cos, \tan</text:p>
          </table:table-cell>
          <table:table-cell table:style-name="Table5.A1" office:value-type="string">
            <text:p text:style-name="P15">sin, cos, tan</text:p>
          </table:table-cell>
        </table:table-row>
        <table:table-row table:style-name="Table5.1">
          <table:table-cell table:style-name="Table5.A1" office:value-type="string">
            <text:p text:style-name="P15">\arcsin, \arccos, \arctan</text:p>
          </table:table-cell>
          <table:table-cell table:style-name="Table5.A1" office:value-type="string">
            <text:p text:style-name="P15">arcsin, arccos, arctan</text:p>
          </table:table-cell>
        </table:table-row>
        <table:table-row table:style-name="Table5.1">
          <table:table-cell table:style-name="Table5.A1" office:value-type="string">
            <text:p text:style-name="P15">\cot, \csc, \sec</text:p>
          </table:table-cell>
          <table:table-cell table:style-name="Table5.A1" office:value-type="string">
            <text:p text:style-name="P15">cot, csc, sec</text:p>
          </table:table-cell>
        </table:table-row>
        <table:table-row table:style-name="Table5.1">
          <table:table-cell table:style-name="Table5.A1" office:value-type="string">
            <text:p text:style-name="P15">\arccot, \arccsc, \arcsec</text:p>
          </table:table-cell>
          <table:table-cell table:style-name="Table5.A1" office:value-type="string">
            <text:p text:style-name="P15">arccot, arcsc, arcsec</text:p>
          </table:table-cell>
        </table:table-row>
      </table:table>
      <text:p text:style-name="P114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\ln, \log</text:p>
          </table:table-cell>
          <table:table-cell table:style-name="Table6.A1" office:value-type="string">
            <text:p text:style-name="P15">ln, log</text:p>
          </table:table-cell>
        </table:table-row>
      </table:table>
      <text:p text:style-name="P1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\det</text:p>
          </table:table-cell>
          <table:table-cell table:style-name="Table7.A1" office:value-type="string">
            <text:p text:style-name="P15">det</text:p>
          </table:table-cell>
        </table:table-row>
        <table:table-row table:style-name="Table7.1">
          <table:table-cell table:style-name="Table7.A1" office:value-type="string">
            <text:p text:style-name="P15">\rank</text:p>
          </table:table-cell>
          <table:table-cell table:style-name="Table7.A1" office:value-type="string">
            <text:p text:style-name="P15">rank</text:p>
          </table:table-cell>
        </table:table-row>
        <table:table-row table:style-name="Table7.1">
          <table:table-cell table:style-name="Table7.A1" office:value-type="string">
            <text:p text:style-name="P15">\hermitian</text:p>
          </table:table-cell>
          <table:table-cell table:style-name="Table7.A1" office:value-type="string">
            <text:p text:style-name="P57">⊹</text:p>
          </table:table-cell>
        </table:table-row>
      </table:table>
      <text:p text:style-name="P18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\grad</text:p>
          </table:table-cell>
          <table:table-cell table:style-name="Table8.A1" office:value-type="string">
            <text:p text:style-name="P124">grad</text:p>
          </table:table-cell>
        </table:table-row>
        <table:table-row table:style-name="Table8.1">
          <table:table-cell table:style-name="Table8.A1" office:value-type="string">
            <text:p text:style-name="P15">\div</text:p>
          </table:table-cell>
          <table:table-cell table:style-name="Table8.A1" office:value-type="string">
            <text:p text:style-name="P15">div</text:p>
          </table:table-cell>
        </table:table-row>
        <table:table-row table:style-name="Table8.1">
          <table:table-cell table:style-name="Table8.A1" office:value-type="string">
            <text:p text:style-name="P15">\curl</text:p>
          </table:table-cell>
          <table:table-cell table:style-name="Table8.A1" office:value-type="string">
            <text:p text:style-name="P15">curl</text:p>
          </table:table-cell>
        </table:table-row>
      </table:table>
      <text:p text:style-name="P18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\mod, <text:span text:style-name="T135">\</text:span><text:span text:style-name="T136">bm</text:span><text:span text:style-name="T135">od</text:span></text:p>
          </table:table-cell>
          <table:table-cell table:style-name="Table9.A1" office:value-type="string">
            <text:p text:style-name="P15"><text:span text:style-name="T135">m</text:span>od, <text:span text:style-name="T136">mod</text:span></text:p>
          </table:table-cell>
        </table:table-row>
        <table:table-row table:style-name="Table9.1">
          <table:table-cell table:style-name="Table9.A2" office:value-type="string">
            <text:p text:style-name="P32">\pmod{n}</text:p>
          </table:table-cell>
          <table:table-cell table:style-name="Table9.A2" office:value-type="string">
            <text:p text:style-name="P32">(mod 𝑛)</text:p>
          </table:table-cell>
        </table:table-row>
      </table:table>
      <text:p text:style-name="P11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4"><text:span text:style-name="T30">∪</text:span><text:span text:style-name="T16">, ∩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4"><text:span text:style-name="T30">⊔</text:span><text:span text:style-name="T16">, </text:span><text:span text:style-name="T30">⊓</text:span></text:p>
          </table:table-cell>
        </table:table-row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4"><text:span text:style-name="T30">⋓</text:span><text:span text:style-name="T16">, </text:span><text:span text:style-name="T30">⋒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4"><text:span text:style-name="T30">⩏</text:span><text:span text:style-name="T16">, </text:span><text:span text:style-name="T30">⩎</text:span></text:p>
          </table:table-cell>
        </table:table-row>
        <table:table-row table:style-name="Table10.1">
          <table:table-cell table:style-name="Table10.A1" office:value-type="string">
            <text:p text:style-name="P15">\cupplus</text:p>
          </table:table-cell>
          <table:table-cell table:style-name="Table10.A1" office:value-type="string">
            <text:p text:style-name="P57">⊎</text:p>
          </table:table-cell>
        </table:table-row>
        <table:table-row table:style-name="Table10.1">
          <table:table-cell table:style-name="Table10.A1" office:value-type="string">
            <text:p text:style-name="P15">\setminus</text:p>
          </table:table-cell>
          <table:table-cell table:style-name="Table10.A1" office:value-type="string">
            <text:p text:style-name="P57">∖</text:p>
          </table:table-cell>
        </table:table-row>
        <table:table-row table:style-name="Table10.1">
          <table:table-cell table:style-name="Table10.A1" office:value-type="string">
            <text:p text:style-name="P15">\amalg</text:p>
          </table:table-cell>
          <table:table-cell table:style-name="Table10.A1" office:value-type="string">
            <text:p text:style-name="P57">∐</text:p>
          </table:table-cell>
        </table:table-row>
      </table:table>
      <text:p text:style-name="P11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\oplus, \ominus</text:p>
          </table:table-cell>
          <table:table-cell table:style-name="Table11.A1" office:value-type="string">
            <text:p text:style-name="P104"><text:span text:style-name="T30">⊕</text:span><text:span text:style-name="T16">, </text:span><text:span text:style-name="T30">⊖</text:span></text:p>
          </table:table-cell>
        </table:table-row>
        <table:table-row table:style-name="Table11.1">
          <table:table-cell table:style-name="Table11.A1" office:value-type="string">
            <text:p text:style-name="P15">\otimes, \odot, \oslash</text:p>
          </table:table-cell>
          <table:table-cell table:style-name="Table11.A1" office:value-type="string">
            <text:p text:style-name="P104"><text:span text:style-name="T30">⊗</text:span><text:span text:style-name="T16">, </text:span><text:span text:style-name="T30">⊙</text:span><text:span text:style-name="T16">, </text:span><text:span text:style-name="T30">⊘</text:span></text:p>
          </table:table-cell>
        </table:table-row>
        <table:table-row table:style-name="Table11.1">
          <table:table-cell table:style-name="Table11.A1" office:value-type="string">
            <text:p text:style-name="P15">\ocirc, \obullet, \oast</text:p>
          </table:table-cell>
          <table:table-cell table:style-name="Table11.A1" office:value-type="string">
            <text:p text:style-name="P57">⦾, ⦿, ⊛</text:p>
          </table:table-cell>
        </table:table-row>
        <table:table-row table:style-name="Table11.1">
          <table:table-cell table:style-name="Table11.A1" office:value-type="string">
            <text:p text:style-name="P15">\operp, \oparallel, \oeq</text:p>
          </table:table-cell>
          <table:table-cell table:style-name="Table11.A1" office:value-type="string">
            <text:p text:style-name="P57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5">\opluslhrim, \oplusrhrim</text:p>
          </table:table-cell>
          <table:table-cell table:style-name="Table11.A1" office:value-type="string">
            <text:p text:style-name="P57">⨭, ⨮</text:p>
          </table:table-cell>
        </table:table-row>
        <table:table-row table:style-name="Table11.1">
          <table:table-cell table:style-name="Table11.A1" office:value-type="string">
            <text:p text:style-name="P15">\otimeslhrim, \otimesrhrim</text:p>
          </table:table-cell>
          <table:table-cell table:style-name="Table11.A1" office:value-type="string">
            <text:p text:style-name="P57">⨴,⨵</text:p>
          </table:table-cell>
        </table:table-row>
        <table:table-row table:style-name="Table11.1">
          <table:table-cell table:style-name="Table11.A1" office:value-type="string">
            <text:p text:style-name="P15">\boxplus, \boxminus</text:p>
          </table:table-cell>
          <table:table-cell table:style-name="Table11.A1" office:value-type="string">
            <text:p text:style-name="P104"><text:span text:style-name="T30">⊞</text:span><text:span text:style-name="T16">, </text:span><text:span text:style-name="T30">⊟</text:span></text:p>
          </table:table-cell>
        </table:table-row>
        <table:table-row table:style-name="Table11.1">
          <table:table-cell table:style-name="Table11.A1" office:value-type="string">
            <text:p text:style-name="P15">\boxtimes, \boxdot</text:p>
          </table:table-cell>
          <table:table-cell table:style-name="Table11.A1" office:value-type="string">
            <text:p text:style-name="P104"><text:span text:style-name="T30">⊠</text:span><text:span text:style-name="T16">, </text:span><text:span text:style-name="T30">⊡</text:span></text:p>
          </table:table-cell>
        </table:table-row>
      </table:table>
      <text:p text:style-name="P114"/>
      <text:h text:style-name="P135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26"/>
      <text:p text:style-name="P11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\int, \iint \iiint, \iiiint</text:p>
          </table:table-cell>
          <table:table-cell table:style-name="Table12.A1" office:value-type="string">
            <text:p text:style-name="P104"><text:span text:style-name="T16">∫, </text:span><text:span text:style-name="T30">∬</text:span><text:span text:style-name="T16">, </text:span><text:span text:style-name="T30">∭</text:span><text:span text:style-name="T16">, </text:span><text:span text:style-name="T30">⨌</text:span></text:p>
          </table:table-cell>
        </table:table-row>
        <table:table-row table:style-name="Table12.1">
          <table:table-cell table:style-name="Table12.A1" office:value-type="string">
            <text:p text:style-name="P15">\oint, \oiint, \oiiint</text:p>
          </table:table-cell>
          <table:table-cell table:style-name="Table12.A1" office:value-type="string">
            <text:p text:style-name="P104"><text:span text:style-name="T30">∮</text:span><text:span text:style-name="T16">, </text:span><text:span text:style-name="T30">∯</text:span><text:span text:style-name="T16">, </text:span><text:span text:style-name="T30">∰</text:span></text:p>
          </table:table-cell>
        </table:table-row>
        <table:table-row table:style-name="Table12.1">
          <table:table-cell table:style-name="Table12.A1" office:value-type="string">
            <text:p text:style-name="P15">\intclockwise</text:p>
          </table:table-cell>
          <table:table-cell table:style-name="Table12.A1" office:value-type="string">
            <text:p text:style-name="P57">∱</text:p>
          </table:table-cell>
        </table:table-row>
        <table:table-row table:style-name="Table12.1">
          <table:table-cell table:style-name="Table12.A1" office:value-type="string">
            <text:p text:style-name="P15">\ointclockwise, \ointctrclockwise</text:p>
          </table:table-cell>
          <table:table-cell table:style-name="Table12.A1" office:value-type="string">
            <text:p text:style-name="P104"><text:span text:style-name="T30">∲</text:span><text:span text:style-name="T16">, </text:span><text:span text:style-name="T30">∳</text:span></text:p>
          </table:table-cell>
        </table:table-row>
        <table:table-row table:style-name="Table12.1">
          <table:table-cell table:style-name="Table12.A1" office:value-type="string">
            <text:p text:style-name="P15">\sqint, \timesint</text:p>
          </table:table-cell>
          <table:table-cell table:style-name="Table12.A1" office:value-type="string">
            <text:p text:style-name="P104"><text:span text:style-name="T30">⨖</text:span><text:span text:style-name="T16">, </text:span><text:span text:style-name="T30">⨘</text:span></text:p>
          </table:table-cell>
        </table:table-row>
        <table:table-row table:style-name="Table12.1">
          <table:table-cell table:style-name="Table12.A1" office:value-type="string">
            <text:p text:style-name="P15">\cupint, \capint</text:p>
          </table:table-cell>
          <table:table-cell table:style-name="Table12.A1" office:value-type="string">
            <text:p text:style-name="P104"><text:span text:style-name="T30">⨚</text:span><text:span text:style-name="T16">, </text:span><text:span text:style-name="T30">⨙</text:span></text:p>
          </table:table-cell>
        </table:table-row>
        <table:table-row table:style-name="Table12.1">
          <table:table-cell table:style-name="Table12.A1" office:value-type="string">
            <text:p text:style-name="P15">\fint</text:p>
          </table:table-cell>
          <table:table-cell table:style-name="Table12.A1" office:value-type="string">
            <text:p text:style-name="P57">⨏</text:p>
          </table:table-cell>
        </table:table-row>
        <table:table-row table:style-name="Table12.1">
          <table:table-cell table:style-name="Table12.A1" office:value-type="string">
            <text:p text:style-name="P15">\overbarint, \underbarint</text:p>
          </table:table-cell>
          <table:table-cell table:style-name="Table12.A1" office:value-type="string">
            <text:p text:style-name="P104"><text:span text:style-name="T30">⨛</text:span><text:span text:style-name="T16">, </text:span><text:span text:style-name="T30">⨜</text:span></text:p>
          </table:table-cell>
        </table:table-row>
      </table:table>
      <text:p text:style-name="P11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\sum, \osum, \sumint</text:p>
          </table:table-cell>
          <table:table-cell table:style-name="Table13.A1" office:value-type="string">
            <text:p text:style-name="P104"><text:span text:style-name="T16">∑, </text:span><text:span text:style-name="T30">⨊</text:span><text:span text:style-name="T16">, </text:span><text:span text:style-name="T30">⨋</text:span></text:p>
          </table:table-cell>
        </table:table-row>
      </table:table>
      <text:p text:style-name="P11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‘, “, \tprime</text:p>
          </table:table-cell>
          <table:table-cell table:style-name="Table14.A1" office:value-type="string">
            <text:p text:style-name="P15">′, ″, ‴</text:p>
          </table:table-cell>
        </table:table-row>
        <table:table-row table:style-name="Table14.1">
          <table:table-cell table:style-name="Table14.A1" office:value-type="string">
            <text:p text:style-name="P15">\partial</text:p>
          </table:table-cell>
          <table:table-cell table:style-name="Table14.A1" office:value-type="string">
            <text:p text:style-name="P15">∂</text:p>
          </table:table-cell>
        </table:table-row>
        <table:table-row table:style-name="Table14.1">
          <table:table-cell table:style-name="Table14.A1" office:value-type="string">
            <text:p text:style-name="P15">\nabla</text:p>
          </table:table-cell>
          <table:table-cell table:style-name="Table14.A1" office:value-type="string">
            <text:p text:style-name="P57">∇</text:p>
          </table:table-cell>
        </table:table-row>
      </table:table>
      <text:p text:style-name="P11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5">\lim</text:p>
          </table:table-cell>
          <table:table-cell table:style-name="Table15.A1" office:value-type="string">
            <text:p text:style-name="P15">lim</text:p>
          </table:table-cell>
        </table:table-row>
      </table:table>
      <text:p text:style-name="P114"/>
      <text:p text:style-name="P114"/>
      <text:p text:style-name="P114"/>
      <text:p text:style-name="P114"><text:soft-page-break/></text:p>
      <text:h text:style-name="P135" text:outline-level="2"><text:bookmark-start text:name="__RefHeading___Toc4256_2619241123"/><text:bookmark-start text:name="_Toc103012060"/>Relation<text:bookmark-end text:name="__RefHeading___Toc4256_2619241123"/><text:bookmark-end text:name="_Toc103012060"/></text:h>
      <text:p text:style-name="P12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=, \neq</text:p>
          </table:table-cell>
          <table:table-cell table:style-name="Table16.A1" office:value-type="string">
            <text:p text:style-name="P15"><text:s/>=, ≠</text:p>
          </table:table-cell>
        </table:table-row>
        <table:table-row table:style-name="Table16.1">
          <table:table-cell table:style-name="Table16.A1" office:value-type="string">
            <text:p text:style-name="P15">\equiv, \superequiv</text:p>
          </table:table-cell>
          <table:table-cell table:style-name="Table16.A1" office:value-type="string">
            <text:p text:style-name="P104"><text:span text:style-name="T16">≡, </text:span><text:span text:style-name="T30">≣</text:span></text:p>
          </table:table-cell>
        </table:table-row>
        <table:table-row table:style-name="Table16.1">
          <table:table-cell table:style-name="Table16.A1" office:value-type="string">
            <text:p text:style-name="P15">\cong, \ncong</text:p>
          </table:table-cell>
          <table:table-cell table:style-name="Table16.A1" office:value-type="string">
            <text:p text:style-name="P104"><text:span text:style-name="T30">≅</text:span><text:span text:style-name="T16">, </text:span><text:span text:style-name="T30">≇</text:span></text:p>
          </table:table-cell>
        </table:table-row>
        <table:table-row table:style-name="Table16.1">
          <table:table-cell table:style-name="Table16.A1" office:value-type="string">
            <text:p text:style-name="P15">\approx</text:p>
          </table:table-cell>
          <table:table-cell table:style-name="Table16.A1" office:value-type="string">
            <text:p text:style-name="P15">≈</text:p>
          </table:table-cell>
        </table:table-row>
        <table:table-row table:style-name="Table16.1">
          <table:table-cell table:style-name="Table16.A1" office:value-type="string">
            <text:p text:style-name="P15">\sim, \nsim, \simeq</text:p>
          </table:table-cell>
          <table:table-cell table:style-name="Table16.A1" office:value-type="string">
            <text:p text:style-name="P104"><text:span text:style-name="T30">∼</text:span><text:span text:style-name="T16">, </text:span><text:span text:style-name="T30">≁</text:span><text:span text:style-name="T16">, </text:span><text:span text:style-name="T30">≌</text:span></text:p>
          </table:table-cell>
        </table:table-row>
        <table:table-row table:style-name="Table16.1">
          <table:table-cell table:style-name="Table16.A1" office:value-type="string">
            <text:p text:style-name="P15">\doteq, \eqdot, \def, \equest</text:p>
          </table:table-cell>
          <table:table-cell table:style-name="Table16.A1" office:value-type="string">
            <text:p text:style-name="P104"><text:span text:style-name="T30">≐</text:span><text:span text:style-name="T16">, </text:span><text:span text:style-name="T30">⩦</text:span><text:span text:style-name="T16">, </text:span><text:span text:style-name="T30">≝</text:span><text:span text:style-name="T16">, </text:span><text:span text:style-name="T30">≟</text:span></text:p>
          </table:table-cell>
        </table:table-row>
        <table:table-row table:style-name="Table16.1">
          <table:table-cell table:style-name="Table16.A1" office:value-type="string">
            <text:p text:style-name="P15">\triangleq, \mquest, \dotequiv</text:p>
          </table:table-cell>
          <table:table-cell table:style-name="Table16.A1" office:value-type="string">
            <text:p text:style-name="P104"><text:span text:style-name="T30">≜</text:span><text:span text:style-name="T16">, </text:span><text:span text:style-name="T30">≞</text:span><text:span text:style-name="T16">, </text:span><text:span text:style-name="T30">⩧</text:span></text:p>
          </table:table-cell>
        </table:table-row>
        <table:table-row table:style-name="Table16.1">
          <table:table-cell table:style-name="Table16.A8" office:value-type="string">
            <text:p text:style-name="P33">\coloneqq, \eqqcolon</text:p>
          </table:table-cell>
          <table:table-cell table:style-name="Table16.A8" office:value-type="string">
            <text:p text:style-name="P104">≔, ≕</text:p>
          </table:table-cell>
        </table:table-row>
        <table:table-row table:style-name="Table16.1">
          <table:table-cell table:style-name="Table16.A1" office:value-type="string">
            <text:p text:style-name="P15">&lt;, &gt;</text:p>
          </table:table-cell>
          <table:table-cell table:style-name="Table16.A1" office:value-type="string">
            <text:p text:style-name="P15">&lt;, &gt;</text:p>
          </table:table-cell>
        </table:table-row>
        <table:table-row table:style-name="Table16.1">
          <table:table-cell table:style-name="Table16.A1" office:value-type="string">
            <text:p text:style-name="P15">\nless, \ngtr</text:p>
          </table:table-cell>
          <table:table-cell table:style-name="Table16.A1" office:value-type="string">
            <text:p text:style-name="P104"><text:span text:style-name="T30">≮</text:span><text:span text:style-name="T16">, </text:span><text:span text:style-name="T30">≯</text:span></text:p>
          </table:table-cell>
        </table:table-row>
        <table:table-row table:style-name="Table16.1">
          <table:table-cell table:style-name="Table16.A1" office:value-type="string">
            <text:p text:style-name="P15">\ll, \gg, \lll, \ggg</text:p>
          </table:table-cell>
          <table:table-cell table:style-name="Table16.A1" office:value-type="string">
            <text:p text:style-name="P104"><text:span text:style-name="T30">≪</text:span><text:span text:style-name="T16">, </text:span><text:span text:style-name="T30">≫</text:span><text:span text:style-name="T16">, </text:span><text:span text:style-name="T30">⋘</text:span><text:span text:style-name="T16">, </text:span><text:span text:style-name="T30">⋙</text:span></text:p>
          </table:table-cell>
        </table:table-row>
        <table:table-row table:style-name="Table16.1">
          <table:table-cell table:style-name="Table16.A1" office:value-type="string">
            <text:p text:style-name="P15">\lquest, \rquest</text:p>
          </table:table-cell>
          <table:table-cell table:style-name="Table16.A1" office:value-type="string">
            <text:p text:style-name="P104"><text:span text:style-name="T30">⩻</text:span><text:span text:style-name="T16">, </text:span><text:span text:style-name="T30">⩼</text:span></text:p>
          </table:table-cell>
        </table:table-row>
        <table:table-row table:style-name="Table16.1">
          <table:table-cell table:style-name="Table16.A1" office:value-type="string">
            <text:p text:style-name="P15">\leq, \geq, \leqslant, \geqslant</text:p>
          </table:table-cell>
          <table:table-cell table:style-name="Table16.A1" office:value-type="string">
            <text:p text:style-name="P104"><text:span text:style-name="T19">≤, ≥, </text:span><text:span text:style-name="T31">⩽</text:span><text:span text:style-name="T19">, </text:span><text:span text:style-name="T31">⩾</text:span></text:p>
          </table:table-cell>
        </table:table-row>
        <table:table-row table:style-name="Table16.1">
          <table:table-cell table:style-name="Table16.A1" office:value-type="string">
            <text:p text:style-name="P15">\lnsim, \gnsim</text:p>
          </table:table-cell>
          <table:table-cell table:style-name="Table16.A1" office:value-type="string">
            <text:p text:style-name="P104"><text:span text:style-name="T30">⋦</text:span><text:span text:style-name="T16">, </text:span><text:span text:style-name="T30">⋧</text:span></text:p>
          </table:table-cell>
        </table:table-row>
        <table:table-row table:style-name="Table16.1">
          <table:table-cell table:style-name="Table16.A1" office:value-type="string">
            <text:p text:style-name="P15">\lnapprox, \gnapprox</text:p>
          </table:table-cell>
          <table:table-cell table:style-name="Table16.A1" office:value-type="string">
            <text:p text:style-name="P104"><text:span text:style-name="T30">⪉</text:span><text:span text:style-name="T16">, </text:span><text:span text:style-name="T30">⪊</text:span></text:p>
          </table:table-cell>
        </table:table-row>
        <table:table-row table:style-name="Table16.1">
          <table:table-cell table:style-name="Table16.A1" office:value-type="string">
            <text:p text:style-name="P15">\lneq, \gneq, \lneqq, \gneqq</text:p>
          </table:table-cell>
          <table:table-cell table:style-name="Table16.A1" office:value-type="string">
            <text:p text:style-name="P104"><text:span text:style-name="T30">⪇</text:span><text:span text:style-name="T16">, </text:span><text:span text:style-name="T30">⪈</text:span><text:span text:style-name="T16">, </text:span><text:span text:style-name="T30">≨</text:span><text:span text:style-name="T16">, </text:span><text:span text:style-name="T30">≩</text:span></text:p>
          </table:table-cell>
        </table:table-row>
        <table:table-row table:style-name="Table16.1">
          <table:table-cell table:style-name="Table16.A1" office:value-type="string">
            <text:p text:style-name="P15">\propto</text:p>
          </table:table-cell>
          <table:table-cell table:style-name="Table16.A1" office:value-type="string">
            <text:p text:style-name="P57">∝</text:p>
          </table:table-cell>
        </table:table-row>
        <table:table-row table:style-name="Table16.1">
          <table:table-cell table:style-name="Table16.A1" office:value-type="string">
            <text:p text:style-name="P15">:, \colon, \because, \therefore</text:p>
          </table:table-cell>
          <table:table-cell table:style-name="Table16.A1" office:value-type="string">
            <text:p text:style-name="P104"><text:span text:style-name="T30">∶</text:span><text:span text:style-name="T16">, :, </text:span><text:span text:style-name="T30">∵</text:span><text:span text:style-name="T16">, </text:span><text:span text:style-name="T30">∴</text:span></text:p>
          </table:table-cell>
        </table:table-row>
      </table:table>
      <text:p text:style-name="P114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">\prec, \succ, \nprec, \nsucc</text:p>
          </table:table-cell>
          <table:table-cell table:style-name="Table17.A1" office:value-type="string">
            <text:p text:style-name="P104"><text:span text:style-name="T30">≺</text:span><text:span text:style-name="T16">, </text:span><text:span text:style-name="T30">≻</text:span><text:span text:style-name="T16">, </text:span><text:span text:style-name="T30">⊀</text:span><text:span text:style-name="T16">, </text:span><text:span text:style-name="T30">⊁</text:span></text:p>
          </table:table-cell>
        </table:table-row>
        <table:table-row table:style-name="Table17.1">
          <table:table-cell table:style-name="Table17.A1" office:value-type="string">
            <text:p text:style-name="P15">\preceq, \succeq</text:p>
          </table:table-cell>
          <table:table-cell table:style-name="Table17.A1" office:value-type="string">
            <text:p text:style-name="P104"><text:span text:style-name="T30">≼</text:span><text:span text:style-name="T16">, </text:span><text:span text:style-name="T30">≽</text:span></text:p>
          </table:table-cell>
        </table:table-row>
        <table:table-row table:style-name="Table17.1">
          <table:table-cell table:style-name="Table17.A1" office:value-type="string">
            <text:p text:style-name="P15">\precneqq, \succneqq</text:p>
          </table:table-cell>
          <table:table-cell table:style-name="Table17.A1" office:value-type="string">
            <text:p text:style-name="P104"><text:span text:style-name="T30">⪵</text:span><text:span text:style-name="T16">, </text:span><text:span text:style-name="T30">⪶</text:span></text:p>
          </table:table-cell>
        </table:table-row>
        <table:table-row table:style-name="Table17.1">
          <table:table-cell table:style-name="Table17.A1" office:value-type="string">
            <text:p text:style-name="P15">\precnsim, \succnsim</text:p>
          </table:table-cell>
          <table:table-cell table:style-name="Table17.A1" office:value-type="string">
            <text:p text:style-name="P104"><text:span text:style-name="T30">⋨</text:span><text:span text:style-name="T16">, </text:span><text:span text:style-name="T30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5">\precnapprox, \succnapprox</text:p>
          </table:table-cell>
          <table:table-cell table:style-name="Table17.A1" office:value-type="string">
            <text:p text:style-name="P104"><text:span text:style-name="T30">⪹</text:span><text:span text:style-name="T16">, </text:span><text:span text:style-name="T30">⪺</text:span></text:p>
          </table:table-cell>
        </table:table-row>
      </table:table>
      <text:p text:style-name="P1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">\in, \ni, \notin</text:p>
          </table:table-cell>
          <table:table-cell table:style-name="Table18.A1" office:value-type="string">
            <text:p text:style-name="P104"><text:span text:style-name="T30">∈</text:span><text:span text:style-name="T16">, </text:span><text:span text:style-name="T30">∋</text:span><text:span text:style-name="T16">, </text:span><text:span text:style-name="T30">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4"><text:span text:style-name="T30">⊂</text:span><text:span text:style-name="T16">, </text:span><text:span text:style-name="T30">⊃</text:span></text:p>
          </table:table-cell>
        </table:table-row>
        <table:table-row table:style-name="Table18.1">
          <table:table-cell table:style-name="Table18.A1" office:value-type="string">
            <text:p text:style-name="P15">\nsubset, \nsupset</text:p>
          </table:table-cell>
          <table:table-cell table:style-name="Table18.A1" office:value-type="string">
            <text:p text:style-name="P104"><text:span text:style-name="T30">⊄</text:span><text:span text:style-name="T16">, </text:span><text:span text:style-name="T30">⊅</text:span></text:p>
          </table:table-cell>
        </table:table-row>
        <table:table-row table:style-name="Table18.1">
          <table:table-cell table:style-name="Table18.A1" office:value-type="string">
            <text:p text:style-name="P15">\subseteq, \supseteq</text:p>
          </table:table-cell>
          <table:table-cell table:style-name="Table18.A1" office:value-type="string">
            <text:p text:style-name="P104"><text:span text:style-name="T30">⊆</text:span><text:span text:style-name="T16">, </text:span><text:span text:style-name="T30">⊇</text:span></text:p>
          </table:table-cell>
        </table:table-row>
        <table:table-row table:style-name="Table18.1">
          <table:table-cell table:style-name="Table18.A1" office:value-type="string">
            <text:p text:style-name="P15">\nsubseteq, \nsupseteq</text:p>
          </table:table-cell>
          <table:table-cell table:style-name="Table18.A1" office:value-type="string">
            <text:p text:style-name="P104"><text:span text:style-name="T30">⊈</text:span><text:span text:style-name="T16">, </text:span><text:span text:style-name="T30">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4"><text:span text:style-name="T30">⋐</text:span><text:span text:style-name="T16">, </text:span><text:span text:style-name="T30">⋑</text:span></text:p>
          </table:table-cell>
        </table:table-row>
        <table:table-row table:style-name="Table18.1">
          <table:table-cell table:style-name="Table18.A1" office:value-type="string">
            <text:p text:style-name="P15">\sqsubset, \sqsupset</text:p>
          </table:table-cell>
          <table:table-cell table:style-name="Table18.A1" office:value-type="string">
            <text:p text:style-name="P104"><text:span text:style-name="T30">⊏</text:span><text:span text:style-name="T16">, </text:span><text:span text:style-name="T30">⊐</text:span></text:p>
          </table:table-cell>
        </table:table-row>
        <table:table-row table:style-name="Table18.1">
          <table:table-cell table:style-name="Table18.A1" office:value-type="string">
            <text:p text:style-name="P15">\sqsubseteq, \sqsupseteq</text:p>
          </table:table-cell>
          <table:table-cell table:style-name="Table18.A1" office:value-type="string">
            <text:p text:style-name="P104"><text:span text:style-name="T30">⊑</text:span><text:span text:style-name="T16">, </text:span><text:span text:style-name="T30">⊒</text:span></text:p>
          </table:table-cell>
        </table:table-row>
        <table:table-row table:style-name="Table18.1">
          <table:table-cell table:style-name="Table18.A1" office:value-type="string">
            <text:p text:style-name="P15">\subsetplus, \supsetplus</text:p>
          </table:table-cell>
          <table:table-cell table:style-name="Table18.A1" office:value-type="string">
            <text:p text:style-name="P104"><text:span text:style-name="T30">⪿</text:span><text:span text:style-name="T16">, </text:span><text:span text:style-name="T30">⫀</text:span></text:p>
          </table:table-cell>
        </table:table-row>
        <table:table-row table:style-name="Table18.1">
          <table:table-cell table:style-name="Table18.A1" office:value-type="string">
            <text:p text:style-name="P15">\osubset, \osupset</text:p>
          </table:table-cell>
          <table:table-cell table:style-name="Table18.A1" office:value-type="string">
            <text:p text:style-name="P57">⟃, ⟄</text:p>
          </table:table-cell>
        </table:table-row>
        <table:table-row table:style-name="Table18.1">
          <table:table-cell table:style-name="Table18.A1" office:value-type="string">
            <text:p text:style-name="P15">\pitchfork, \toppitch</text:p>
          </table:table-cell>
          <table:table-cell table:style-name="Table18.A1" office:value-type="string">
            <text:p text:style-name="P104"><text:span text:style-name="T30">⋔</text:span><text:span text:style-name="T16">, </text:span><text:span text:style-name="T30">⫚</text:span></text:p>
          </table:table-cell>
        </table:table-row>
      </table:table>
      <text:p text:style-name="P18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\originalof, \imageof</text:p>
          </table:table-cell>
          <table:table-cell table:style-name="Table19.A1" office:value-type="string">
            <text:p text:style-name="P104"><text:span text:style-name="T88">⊶</text:span><text:span text:style-name="T84">, </text:span><text:span text:style-name="T88">⊷</text:span></text:p>
          </table:table-cell>
        </table:table-row>
        <table:table-row table:style-name="Table19.1">
          <table:table-cell table:style-name="Table19.A1" office:value-type="string">
            <text:p text:style-name="P15">\multimap, \leftmultimap</text:p>
          </table:table-cell>
          <table:table-cell table:style-name="Table19.A1" office:value-type="string">
            <text:p text:style-name="P57">⊸, ⟜</text:p>
          </table:table-cell>
        </table:table-row>
        <table:table-row table:style-name="Table19.1">
          <table:table-cell table:style-name="Table19.A1" office:value-type="string">
            <text:p text:style-name="P15">\uptack</text:p>
          </table:table-cell>
          <table:table-cell table:style-name="Table19.A1" office:value-type="string">
            <text:p text:style-name="P57">⟟</text:p>
          </table:table-cell>
        </table:table-row>
      </table:table>
      <text:p text:style-name="P18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">\triangleleft, \triangleright</text:p>
          </table:table-cell>
          <table:table-cell table:style-name="Table20.A1" office:value-type="string">
            <text:p text:style-name="P104"><text:span text:style-name="T30">⊲</text:span><text:span text:style-name="T16">, </text:span><text:span text:style-name="T30">⊳</text:span></text:p>
          </table:table-cell>
        </table:table-row>
        <table:table-row table:style-name="Table20.1">
          <table:table-cell table:style-name="Table20.A2" office:value-type="string">
            <text:p text:style-name="P17">\triangleleft<text:span text:style-name="T140">eq</text:span>, \triangleright<text:span text:style-name="T140">eq</text:span></text:p>
          </table:table-cell>
          <table:table-cell table:style-name="Table20.A2" office:value-type="string">
            <text:p text:style-name="P104">⊴,⊵</text:p>
          </table:table-cell>
        </table:table-row>
        <table:table-row table:style-name="Table20.1">
          <table:table-cell table:style-name="Table20.A1" office:value-type="string">
            <text:p text:style-name="P15">\ntriangleleft, \ntriangleright</text:p>
          </table:table-cell>
          <table:table-cell table:style-name="Table20.A1" office:value-type="string">
            <text:p text:style-name="P104"><text:span text:style-name="T30">⋪</text:span><text:span text:style-name="T16">, </text:span><text:span text:style-name="T30">⋫</text:span></text:p>
          </table:table-cell>
        </table:table-row>
        <table:table-row table:style-name="Table20.1">
          <table:table-cell table:style-name="Table20.A1" office:value-type="string">
            <text:p text:style-name="P15">\ntrianglelefteq, \ntrianglerighteq</text:p>
          </table:table-cell>
          <table:table-cell table:style-name="Table20.A1" office:value-type="string">
            <text:p text:style-name="P104"><text:span text:style-name="T30">⋬</text:span><text:span text:style-name="T16">, </text:span><text:span text:style-name="T30">⋭</text:span></text:p>
          </table:table-cell>
        </table:table-row>
      </table:table>
      <text:p text:style-name="P115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">|, \nmid</text:p>
          </table:table-cell>
          <table:table-cell table:style-name="Table21.A1" office:value-type="string">
            <text:p text:style-name="P104"><text:span text:style-name="T16">|, </text:span><text:span text:style-name="T30">∤</text:span></text:p>
          </table:table-cell>
        </table:table-row>
      </table:table>
      <text:p text:style-name="P115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\emptyset</text:p>
          </table:table-cell>
          <table:table-cell table:style-name="Table22.A1" office:value-type="string">
            <text:p text:style-name="P57">∅</text:p>
          </table:table-cell>
        </table:table-row>
      </table:table>
      <text:p text:style-name="P115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5">\min, \max</text:p>
          </table:table-cell>
          <table:table-cell table:style-name="Table23.A1" office:value-type="string">
            <text:p text:style-name="P124">min, max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h text:style-name="P135" text:outline-level="2"><text:bookmark-start text:name="__RefHeading___Toc4258_2619241123"/><text:bookmark-start text:name="_Toc103012061"/>Delimiters<text:bookmark-end text:name="__RefHeading___Toc4258_2619241123"/><text:bookmark-end text:name="_Toc103012061"/></text:h>
      <text:p text:style-name="P125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">(, )</text:p>
          </table:table-cell>
          <table:table-cell table:style-name="Table24.A1" office:value-type="string">
            <text:p text:style-name="P15">(, )</text:p>
          </table:table-cell>
        </table:table-row>
        <table:table-row table:style-name="Table24.1">
          <table:table-cell table:style-name="Table24.A1" office:value-type="string">
            <text:p text:style-name="P15">\llparenthesis, \rrparenthesis</text:p>
          </table:table-cell>
          <table:table-cell table:style-name="Table24.A1" office:value-type="string">
            <text:p text:style-name="P104"><text:span text:style-name="T30">⦅</text:span><text:span text:style-name="T16">, </text:span><text:span text:style-name="T30">⦆</text:span></text:p>
          </table:table-cell>
        </table:table-row>
        <table:table-row table:style-name="Table24.1">
          <table:table-cell table:style-name="Table24.A1" office:value-type="string">
            <text:p text:style-name="P15">{, }</text:p>
          </table:table-cell>
          <table:table-cell table:style-name="Table24.A1" office:value-type="string">
            <text:p text:style-name="P15">{, }</text:p>
          </table:table-cell>
        </table:table-row>
        <table:table-row table:style-name="Table24.1">
          <table:table-cell table:style-name="Table24.A1" office:value-type="string">
            <text:p text:style-name="P15">\lBrace, \rBrace</text:p>
          </table:table-cell>
          <table:table-cell table:style-name="Table24.A1" office:value-type="string">
            <text:p text:style-name="P104"><text:span text:style-name="T30">⦃</text:span><text:span text:style-name="T16">, </text:span><text:span text:style-name="T30">⦄</text:span></text:p>
          </table:table-cell>
        </table:table-row>
        <table:table-row table:style-name="Table24.1">
          <table:table-cell table:style-name="Table24.A1" office:value-type="string">
            <text:p text:style-name="P15">[, ]</text:p>
          </table:table-cell>
          <table:table-cell table:style-name="Table24.A1" office:value-type="string">
            <text:p text:style-name="P15">[, ]</text:p>
          </table:table-cell>
        </table:table-row>
        <table:table-row table:style-name="Table24.1">
          <table:table-cell table:style-name="Table24.A1" office:value-type="string">
            <text:p text:style-name="P15">\llbracket, \rrbracket</text:p>
          </table:table-cell>
          <table:table-cell table:style-name="Table24.A1" office:value-type="string">
            <text:p text:style-name="P104"><text:span text:style-name="T30">⟦</text:span><text:span text:style-name="T16">, </text:span><text:span text:style-name="T30">⟧</text:span></text:p>
          </table:table-cell>
        </table:table-row>
        <table:table-row table:style-name="Table24.1">
          <table:table-cell table:style-name="Table24.A1" office:value-type="string">
            <text:p text:style-name="P15">|</text:p>
          </table:table-cell>
          <table:table-cell table:style-name="Table24.A1" office:value-type="string">
            <text:p text:style-name="P15">|</text:p>
          </table:table-cell>
        </table:table-row>
        <table:table-row table:style-name="Table24.1">
          <table:table-cell table:style-name="Table24.A1" office:value-type="string">
            <text:p text:style-name="P15">\langle, \rangle</text:p>
          </table:table-cell>
          <table:table-cell table:style-name="Table24.A1" office:value-type="string">
            <text:p text:style-name="P104"><text:span text:style-name="T30">⟨</text:span><text:span text:style-name="T16">, </text:span><text:span text:style-name="T30">⟩</text:span></text:p>
          </table:table-cell>
        </table:table-row>
        <table:table-row table:style-name="Table24.1">
          <table:table-cell table:style-name="Table24.A1" office:value-type="string">
            <text:p text:style-name="P15">\llangle, \rrangle</text:p>
          </table:table-cell>
          <table:table-cell table:style-name="Table24.A1" office:value-type="string">
            <text:p text:style-name="P104"><text:span text:style-name="T30">⟪</text:span><text:span text:style-name="T16">, </text:span><text:span text:style-name="T30">⟫</text:span></text:p>
          </table:table-cell>
        </table:table-row>
        <table:table-row table:style-name="Table24.1">
          <table:table-cell table:style-name="Table24.A1" office:value-type="string">
            <text:p text:style-name="P15">\lceil, \rceil, \lfloor, \rfloor</text:p>
          </table:table-cell>
          <table:table-cell table:style-name="Table24.A1" office:value-type="string">
            <text:p text:style-name="P104"><text:span text:style-name="T30">⌈</text:span><text:span text:style-name="T16">, </text:span><text:span text:style-name="T30">⌉</text:span><text:span text:style-name="T16">, </text:span><text:span text:style-name="T30">⌊</text:span><text:span text:style-name="T16">, </text:span><text:span text:style-name="T30">⌋</text:span></text:p>
          </table:table-cell>
        </table:table-row>
      </table:table>
      <text:p text:style-name="P18"><text:line-break/><text:line-break/></text:p>
      <text:h text:style-name="P135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2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">\exists, \nexists, \exists !</text:p>
          </table:table-cell>
          <table:table-cell table:style-name="Table25.A1" office:value-type="string">
            <text:p text:style-name="P104"><text:span text:style-name="T30">∃</text:span><text:span text:style-name="T16">, </text:span><text:span text:style-name="T30">∄</text:span><text:span text:style-name="T16">, </text:span><text:span text:style-name="T30">∃</text:span><text:span text:style-name="T16">!</text:span></text:p>
          </table:table-cell>
        </table:table-row>
        <table:table-row table:style-name="Table25.1">
          <table:table-cell table:style-name="Table25.A1" office:value-type="string">
            <text:p text:style-name="P104"><text:span text:style-name="T10">\land </text:span><text:span text:style-name="T15">or</text:span><text:span text:style-name="T10"> \wedge, \lor </text:span><text:span text:style-name="T15">or</text:span><text:span text:style-name="T10"> \vee</text:span></text:p>
          </table:table-cell>
          <table:table-cell table:style-name="Table25.A1" office:value-type="string">
            <text:p text:style-name="P104"><text:span text:style-name="T30">∧</text:span><text:span text:style-name="T16">, </text:span><text:span text:style-name="T30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57">⟎, ⟏</text:p>
          </table:table-cell>
        </table:table-row>
        <table:table-row table:style-name="Table25.1">
          <table:table-cell table:style-name="Table25.A1" office:value-type="string">
            <text:p text:style-name="P15">\doublewedge, \doublevee</text:p>
          </table:table-cell>
          <table:table-cell table:style-name="Table25.A1" office:value-type="string">
            <text:p text:style-name="P104"><text:span text:style-name="T30">⩕</text:span><text:span text:style-name="T16">, </text:span><text:span text:style-name="T30">⩖</text:span></text:p>
          </table:table-cell>
        </table:table-row>
        <table:table-row table:style-name="Table25.1">
          <table:table-cell table:style-name="Table25.A1" office:value-type="string">
            <text:p text:style-name="P15">\curlywedge, \curlyvee</text:p>
          </table:table-cell>
          <table:table-cell table:style-name="Table25.A1" office:value-type="string">
            <text:p text:style-name="P104"><text:span text:style-name="T30">⋏</text:span><text:span text:style-name="T16">, </text:span><text:span text:style-name="T30">⋎</text:span></text:p>
          </table:table-cell>
        </table:table-row>
        <table:table-row table:style-name="Table25.1">
          <table:table-cell table:style-name="Table25.A1" office:value-type="string">
            <text:p text:style-name="P15">\forall</text:p>
          </table:table-cell>
          <table:table-cell table:style-name="Table25.A1" office:value-type="string">
            <text:p text:style-name="P57">∀</text:p>
          </table:table-cell>
        </table:table-row>
        <table:table-row table:style-name="Table25.1">
          <table:table-cell table:style-name="Table25.A1" office:value-type="string">
            <text:p text:style-name="P15">\invamp</text:p>
          </table:table-cell>
          <table:table-cell table:style-name="Table25.A1" office:value-type="string">
            <text:p text:style-name="P57">⅋</text:p>
          </table:table-cell>
        </table:table-row>
      </table:table>
      <text:p text:style-name="P115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5">\vdash, \dashv, \nvdash</text:p>
          </table:table-cell>
          <table:table-cell table:style-name="Table26.A1" office:value-type="string">
            <text:p text:style-name="P104"><text:span text:style-name="T30">⊣</text:span><text:span text:style-name="T16">, </text:span><text:span text:style-name="T30">⊢</text:span><text:span text:style-name="T16">, </text:span><text:span text:style-name="T30">⊬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4"><text:span text:style-name="T30">⫤</text:span><text:span text:style-name="T16">, </text:span><text:span text:style-name="T30">⊨</text:span><text:span text:style-name="T16">, </text:span><text:span text:style-name="T30">⊭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4"><text:span text:style-name="T30">⫣</text:span><text:span text:style-name="T16">, </text:span><text:span text:style-name="T30">⊩</text:span><text:span text:style-name="T16">, </text:span><text:span text:style-name="T30">⊮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4"><text:span text:style-name="T30">⫥</text:span><text:span text:style-name="T16">, </text:span><text:span text:style-name="T30">⊫</text:span><text:span text:style-name="T16">, </text:span><text:span text:style-name="T30">⊯</text:span></text:p>
          </table:table-cell>
        </table:table-row>
        <table:table-row table:style-name="Table26.1">
          <table:table-cell table:style-name="Table26.A1" office:value-type="string">
            <text:p text:style-name="P15">\top, \bot</text:p>
          </table:table-cell>
          <table:table-cell table:style-name="Table26.A1" office:value-type="string">
            <text:p text:style-name="P104"><text:span text:style-name="T30">⊤</text:span><text:span text:style-name="T16">, </text:span><text:span text:style-name="T30">⊥</text:span></text:p>
          </table:table-cell>
        </table:table-row>
        <table:table-row table:style-name="Table26.1">
          <table:table-cell table:style-name="Table26.A1" office:value-type="string">
            <text:p text:style-name="P15">\xor, \nand, \nor</text:p>
          </table:table-cell>
          <table:table-cell table:style-name="Table26.A1" office:value-type="string">
            <text:p text:style-name="P57">⊻, ⊼, ⊽</text:p>
          </table:table-cell>
        </table:table-row>
      </table:table>
      <text:p text:style-name="P115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5">\qed</text:p>
          </table:table-cell>
          <table:table-cell table:style-name="Table27.A1" office:value-type="string">
            <text:p text:style-name="P57">∎</text:p>
          </table:table-cell>
        </table:table-row>
        <table:table-row table:style-name="Table27.1">
          <table:table-cell table:style-name="Table27.A2" office:value-type="string">
            <text:p text:style-name="P31">\blacksquare, \square</text:p>
          </table:table-cell>
          <table:table-cell table:style-name="Table27.A2" office:value-type="string">
            <text:p text:style-name="P104"><text:span text:style-name="T30">■, </text:span>□</text:p>
          </table:table-cell>
        </table:table-row>
        <table:table-row table:style-name="Table27.1">
          <table:table-cell table:style-name="Table27.A2" office:value-type="string">
            <text:p text:style-name="P29">\lightning</text:p>
          </table:table-cell>
          <table:table-cell table:style-name="Table27.A2" office:value-type="string">
            <text:p text:style-name="P57">↯</text:p>
          </table:table-cell>
        </table:table-row>
      </table:table>
      <text:p text:style-name="P114"/>
      <text:h text:style-name="P135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25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5">\parallel, \nparallel, \vvvert, \nvvvert</text:p>
          </table:table-cell>
          <table:table-cell table:style-name="Table28.A1" office:value-type="string">
            <text:p text:style-name="P104"><text:span text:style-name="T30">∥</text:span><text:span text:style-name="T16">, </text:span><text:span text:style-name="T30">∦</text:span><text:span text:style-name="T16">, </text:span><text:span text:style-name="T30">⫴</text:span><text:span text:style-name="T16">, </text:span><text:span text:style-name="T30">⫵</text:span></text:p>
          </table:table-cell>
        </table:table-row>
        <table:table-row table:style-name="Table28.1">
          <table:table-cell table:style-name="Table28.A1" office:value-type="string">
            <text:p text:style-name="P15">\asymp</text:p>
          </table:table-cell>
          <table:table-cell table:style-name="Table28.A1" office:value-type="string">
            <text:p text:style-name="P57">≍</text:p>
          </table:table-cell>
        </table:table-row>
        <table:table-row table:style-name="Table28.1">
          <table:table-cell table:style-name="Table28.A1" office:value-type="string">
            <text:p text:style-name="P15">\perp, <text:span text:style-name="T133">\not{</text:span>\perp<text:span text:style-name="T133">}</text:span>, \Perp</text:p>
          </table:table-cell>
          <table:table-cell table:style-name="Table28.A1" office:value-type="string">
            <text:p text:style-name="P104"><text:span text:style-name="T30">⟂</text:span><text:span text:style-name="T16">, </text:span><text:span text:style-name="T30">⟂</text:span><text:span text:style-name="T16"≯, </text:span><text:span text:style-name="T30">⫫</text:span></text:p>
          </table:table-cell>
        </table:table-row>
        <table:table-row table:style-name="Table28.1">
          <table:table-cell table:style-name="Table28.A1" office:value-type="string">
            <text:p text:style-name="P15">\angle, \rightangle</text:p>
          </table:table-cell>
          <table:table-cell table:style-name="Table28.A1" office:value-type="string">
            <text:p text:style-name="P104"><text:span text:style-name="T30">∠</text:span><text:span text:style-name="T16">, </text:span><text:span text:style-name="T30">⦜</text:span></text:p>
          </table:table-cell>
        </table:table-row>
        <table:table-row table:style-name="Table28.1">
          <table:table-cell table:style-name="Table28.A1" office:value-type="string">
            <text:p text:style-name="P15">\measuredangle, \sphericalangle</text:p>
          </table:table-cell>
          <table:table-cell table:style-name="Table28.A1" office:value-type="string">
            <text:p text:style-name="P104"><text:span text:style-name="T30">∡</text:span><text:span text:style-name="T16">, </text:span><text:span text:style-name="T30">∢</text:span></text:p>
          </table:table-cell>
        </table:table-row>
        <table:table-row table:style-name="Table28.1">
          <table:table-cell table:style-name="Table28.A1" office:value-type="string">
            <text:p text:style-name="P104"><text:span text:style-name="T16">\mid </text:span><text:span text:style-name="T20">or </text:span><text:span text:style-name="T16">|, \nmid</text:span></text:p>
          </table:table-cell>
          <table:table-cell table:style-name="Table28.A1" office:value-type="string">
            <text:p text:style-name="P104"><text:span text:style-name="T16">|, </text:span><text:span text:style-name="T30">∤</text:span></text:p>
          </table:table-cell>
        </table:table-row>
        <table:table-row table:style-name="Table28.1">
          <table:table-cell table:style-name="Table28.A1" office:value-type="string">
            <text:p text:style-name="P15">\between</text:p>
          </table:table-cell>
          <table:table-cell table:style-name="Table28.A1" office:value-type="string">
            <text:p text:style-name="P57">≬</text:p>
          </table:table-cell>
        </table:table-row>
      </table:table>
      <text:p text:style-name="P114"/>
      <text:h text:style-name="P135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25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5">←, →</text:p>
          </table:table-cell>
        </table:table-row>
        <table:table-row table:style-name="Table29.1">
          <table:table-cell table:style-name="Table29.A1" office:value-type="string">
            <text:p text:style-name="P15">\longrightarrow</text:p>
          </table:table-cell>
          <table:table-cell table:style-name="Table29.A1" office:value-type="string">
            <text:p text:style-name="P57">⟶</text:p>
          </table:table-cell>
        </table:table-row>
        <table:table-row table:style-name="Table29.1">
          <table:table-cell table:style-name="Table29.A1" office:value-type="string">
            <text:p text:style-name="P15">\leftrightarrow</text:p>
          </table:table-cell>
          <table:table-cell table:style-name="Table29.A1" office:value-type="string">
            <text:p text:style-name="P15">↔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5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15">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4"><text:span text:style-name="T30">↚</text:span><text:span text:style-name="T16">, </text:span><text:span text:style-name="T30">↛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57">↮</text:p>
          </table:table-cell>
        </table:table-row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04"><text:span text:style-name="T30">⇐</text:span><text:span text:style-name="T16">, </text:span><text:span text:style-name="T30">⇒</text:span></text:p>
          </table:table-cell>
        </table:table-row>
        <table:table-row table:style-name="Table29.1">
          <table:table-cell table:style-name="Table29.A1" office:value-type="string">
            <text:p text:style-name="P15">\Leftrightarrow, \iff</text:p>
          </table:table-cell>
          <table:table-cell table:style-name="Table29.A1" office:value-type="string">
            <text:p text:style-name="P104"><text:span text:style-name="T30">⇔</text:span><text:span text:style-name="T16">, </text:span><text:span text:style-name="T30">⟺</text:span></text:p>
          </table:table-cell>
        </table:table-row>
        <table:table-row table:style-name="Table29.1">
          <table:table-cell table:style-name="Table29.A1" office:value-type="string">
            <text:p text:style-name="P15">\Longleftarrow, \implies</text:p>
          </table:table-cell>
          <table:table-cell table:style-name="Table29.A1" office:value-type="string">
            <text:p text:style-name="P104"><text:span text:style-name="T30">⟸</text:span><text:span text:style-name="T16">, </text:span><text:span text:style-name="T30">⟹</text:span>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04"><text:span text:style-name="T30">⇑</text:span><text:span text:style-name="T16">, </text:span><text:span text:style-name="T30">⇓</text:span></text:p>
          </table:table-cell>
        </table:table-row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57">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4"><text:span text:style-name="T30">⇍</text:span><text:span text:style-name="T16">, </text:span><text:span text:style-name="T30">⇏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57">⇎</text:p>
          </table:table-cell>
        </table:table-row>
        <table:table-row table:style-name="Table29.1">
          <table:table-cell table:style-name="Table29.A1" office:value-type="string">
            <text:p text:style-name="P15">\mapsto</text:p>
          </table:table-cell>
          <table:table-cell table:style-name="Table29.A1" office:value-type="string">
            <text:p text:style-name="P57">⟼</text:p>
          </table:table-cell>
        </table:table-row>
      </table:table>
      <text:p text:style-name="P114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">\rightharpoonup, \rightharpoondown</text:p>
          </table:table-cell>
          <table:table-cell table:style-name="Table30.A1" office:value-type="string">
            <text:p text:style-name="P104"><text:span text:style-name="T30">⇀</text:span><text:span text:style-name="T16">, </text:span><text:span text:style-name="T30">⇁</text:span></text:p>
          </table:table-cell>
        </table:table-row>
        <table:table-row table:style-name="Table30.1">
          <table:table-cell table:style-name="Table30.A1" office:value-type="string">
            <text:p text:style-name="P15">\leftharpoonup, \leftharpoondown</text:p>
          </table:table-cell>
          <table:table-cell table:style-name="Table30.A1" office:value-type="string">
            <text:p text:style-name="P104"><text:span text:style-name="T30">↼</text:span><text:span text:style-name="T16">, </text:span><text:span text:style-name="T30">↽</text:span></text:p>
          </table:table-cell>
        </table:table-row>
        <table:table-row table:style-name="Table30.1">
          <table:table-cell table:style-name="Table30.A1" office:value-type="string">
            <text:p text:style-name="P15">\leftrightharpoons, \rightleftharpoons</text:p>
          </table:table-cell>
          <table:table-cell table:style-name="Table30.A1" office:value-type="string">
            <text:p text:style-name="P104"><text:span text:style-name="T30">⇋</text:span><text:span text:style-name="T16">, </text:span><text:span text:style-name="T30">⇌</text:span></text:p>
          </table:table-cell>
        </table:table-row>
        <table:table-row table:style-name="Table30.1">
          <table:table-cell table:style-name="Table30.A1" office:value-type="string">
            <text:p text:style-name="P15">\upharpoonleft, \upharpoonright</text:p>
          </table:table-cell>
          <table:table-cell table:style-name="Table30.A1" office:value-type="string">
            <text:p text:style-name="P104"><text:span text:style-name="T30">↿</text:span><text:span text:style-name="T16">, </text:span><text:span text:style-name="T30">↾</text:span></text:p>
          </table:table-cell>
        </table:table-row>
        <table:table-row table:style-name="Table30.1">
          <table:table-cell table:style-name="Table30.A1" office:value-type="string">
            <text:p text:style-name="P15">\downharpoonleft, \downharpoonright</text:p>
          </table:table-cell>
          <table:table-cell table:style-name="Table30.A1" office:value-type="string">
            <text:p text:style-name="P104"><text:span text:style-name="T30">⇃</text:span><text:span text:style-name="T16">, </text:span><text:span text:style-name="T30">⇂</text:span></text:p>
          </table:table-cell>
        </table:table-row>
      </table:table>
      <text:p text:style-name="P114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">\twoheadleftarrow, \twoheadrightarrow</text:p>
          </table:table-cell>
          <table:table-cell table:style-name="Table31.A1" office:value-type="string">
            <text:p text:style-name="P104"><text:span text:style-name="T30">↞</text:span><text:span text:style-name="T16">, </text:span><text:span text:style-name="T30">↠</text:span></text:p>
          </table:table-cell>
        </table:table-row>
        <table:table-row table:style-name="Table31.1">
          <table:table-cell table:style-name="Table31.A1" office:value-type="string">
            <text:p text:style-name="P15">\twoheaduparrow, \twoheaddownarrow</text:p>
          </table:table-cell>
          <table:table-cell table:style-name="Table31.A1" office:value-type="string">
            <text:p text:style-name="P104"><text:span text:style-name="T30">↟</text:span><text:span text:style-name="T16">, </text:span><text:span text:style-name="T30">↡</text:span></text:p>
          </table:table-cell>
        </table:table-row>
        <table:table-row table:style-name="Table31.1">
          <table:table-cell table:style-name="Table31.A1" office:value-type="string">
            <text:p text:style-name="P15">\leftleftarrows, \rightrightarrows</text:p>
          </table:table-cell>
          <table:table-cell table:style-name="Table31.A1" office:value-type="string">
            <text:p text:style-name="P104"><text:span text:style-name="T30">⇇</text:span><text:span text:style-name="T16">, </text:span><text:span text:style-name="T30">⇉</text:span></text:p>
          </table:table-cell>
        </table:table-row>
        <table:table-row table:style-name="Table31.1">
          <table:table-cell table:style-name="Table31.A1" office:value-type="string">
            <text:p text:style-name="P15">\upuparrows, \downdownarrows</text:p>
          </table:table-cell>
          <table:table-cell table:style-name="Table31.A1" office:value-type="string">
            <text:p text:style-name="P104"><text:span text:style-name="T30">⇈</text:span><text:span text:style-name="T16">, </text:span><text:span text:style-name="T30">⇊</text:span></text:p>
          </table:table-cell>
        </table:table-row>
        <table:table-row table:style-name="Table31.1">
          <table:table-cell table:style-name="Table31.A1" office:value-type="string">
            <text:p text:style-name="P15">\leftrightarrows, \rightleftarrows</text:p>
          </table:table-cell>
          <table:table-cell table:style-name="Table31.A1" office:value-type="string">
            <text:p text:style-name="P104"><text:span text:style-name="T30">⇆</text:span><text:span text:style-name="T16">, </text:span><text:span text:style-name="T30">⇄</text:span></text:p>
          </table:table-cell>
        </table:table-row>
        <table:table-row table:style-name="Table31.1">
          <table:table-cell table:style-name="Table31.A1" office:value-type="string">
            <text:p text:style-name="P15">\hookleftarrow, \hookrightarrow</text:p>
          </table:table-cell>
          <table:table-cell table:style-name="Table31.A1" office:value-type="string">
            <text:p text:style-name="P104"><text:span text:style-name="T30">↩</text:span><text:span text:style-name="T16">, </text:span><text:span text:style-name="T30">↪</text:span></text:p>
          </table:table-cell>
        </table:table-row>
        <table:table-row table:style-name="Table31.1">
          <table:table-cell table:style-name="Table31.A1" office:value-type="string">
            <text:p text:style-name="P15">\looparrowleft, \looparrowright</text:p>
          </table:table-cell>
          <table:table-cell table:style-name="Table31.A1" office:value-type="string">
            <text:p text:style-name="P104"><text:span text:style-name="T30">↫</text:span><text:span text:style-name="T16">,</text:span><text:span text:style-name="T30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5">\Lsh, \Rsh</text:p>
          </table:table-cell>
          <table:table-cell table:style-name="Table31.A1" office:value-type="string">
            <text:p text:style-name="P104"><text:span text:style-name="T30">↰</text:span><text:span text:style-name="T16">, </text:span><text:span text:style-name="T30">↱</text:span></text:p>
          </table:table-cell>
        </table:table-row>
        <table:table-row table:style-name="Table31.1">
          <table:table-cell table:style-name="Table31.A1" office:value-type="string">
            <text:p text:style-name="P15">\nwarrow, \nearrow</text:p>
          </table:table-cell>
          <table:table-cell table:style-name="Table31.A1" office:value-type="string">
            <text:p text:style-name="P104"><text:span text:style-name="T30">↖</text:span><text:span text:style-name="T16">, </text:span><text:span text:style-name="T30">↗</text:span></text:p>
          </table:table-cell>
        </table:table-row>
        <table:table-row table:style-name="Table31.1">
          <table:table-cell table:style-name="Table31.A1" office:value-type="string">
            <text:p text:style-name="P15">\searrow, \swarrow</text:p>
          </table:table-cell>
          <table:table-cell table:style-name="Table31.A1" office:value-type="string">
            <text:p text:style-name="P104"><text:span text:style-name="T30">↘</text:span><text:span text:style-name="T16">, </text:span><text:span text:style-name="T30">↙</text:span></text:p>
          </table:table-cell>
        </table:table-row>
        <table:table-row table:style-name="Table31.1">
          <table:table-cell table:style-name="Table31.A1" office:value-type="string">
            <text:p text:style-name="P15">\Lleftarrow, \Rrightarrow</text:p>
          </table:table-cell>
          <table:table-cell table:style-name="Table31.A1" office:value-type="string">
            <text:p text:style-name="P104"><text:span text:style-name="T30">⇚</text:span><text:span text:style-name="T16">, </text:span><text:span text:style-name="T30">⇛</text:span></text:p>
          </table:table-cell>
        </table:table-row>
        <table:table-row table:style-name="Table31.1">
          <table:table-cell table:style-name="Table31.A1" office:value-type="string">
            <text:p text:style-name="P15">\leftarrowtail, \rightarrowtail</text:p>
          </table:table-cell>
          <table:table-cell table:style-name="Table31.A1" office:value-type="string">
            <text:p text:style-name="P104"><text:span text:style-name="T30">↢</text:span><text:span text:style-name="T16">, </text:span><text:span text:style-name="T30">↣</text:span></text:p>
          </table:table-cell>
        </table:table-row>
        <table:table-row table:style-name="Table31.1">
          <table:table-cell table:style-name="Table31.A1" office:value-type="string">
            <text:p text:style-name="P15">\leftsquigarrow, \rightsquigarrow</text:p>
          </table:table-cell>
          <table:table-cell table:style-name="Table31.A1" office:value-type="string">
            <text:p text:style-name="P104"><text:span text:style-name="T30">⇜</text:span><text:span text:style-name="T16">, </text:span><text:span text:style-name="T30">⇝</text:span></text:p>
          </table:table-cell>
        </table:table-row>
        <table:table-row table:style-name="Table31.1">
          <table:table-cell table:style-name="Table31.A1" office:value-type="string">
            <text:p text:style-name="P15">\leftrightsquigarrow</text:p>
          </table:table-cell>
          <table:table-cell table:style-name="Table31.A1" office:value-type="string">
            <text:p text:style-name="P57">↭</text:p>
          </table:table-cell>
        </table:table-row>
        <table:table-row table:style-name="Table31.1">
          <table:table-cell table:style-name="Table31.A1" office:value-type="string">
            <text:p text:style-name="P15">\circlearrowleft, \circlearrowright</text:p>
          </table:table-cell>
          <table:table-cell table:style-name="Table31.A1" office:value-type="string">
            <text:p text:style-name="P104"><text:span text:style-name="T30">↺</text:span><text:span text:style-name="T16">, </text:span><text:span text:style-name="T30">↻</text:span></text:p>
          </table:table-cell>
        </table:table-row>
        <table:table-row table:style-name="Table31.1">
          <table:table-cell table:style-name="Table31.A1" office:value-type="string">
            <text:p text:style-name="P15">\curvearrowleft, \curvearrowright</text:p>
          </table:table-cell>
          <table:table-cell table:style-name="Table31.A1" office:value-type="string">
            <text:p text:style-name="P104"><text:span text:style-name="T30">↶</text:span><text:span text:style-name="T16">, </text:span><text:span text:style-name="T30">↷</text:span></text:p>
          </table:table-cell>
        </table:table-row>
        <table:table-row table:style-name="Table31.1">
          <table:table-cell table:style-name="Table31.A17" office:value-type="string">
            <text:p text:style-name="P28">\tildeabovearrow, \tildebelowarrow</text:p>
          </table:table-cell>
          <table:table-cell table:style-name="Table31.A17" office:value-type="string">
            <text:p text:style-name="P104">⥲, ⥴</text:p>
          </table:table-cell>
        </table:table-row>
        <table:table-row table:style-name="Table31.1">
          <table:table-cell table:style-name="Table31.A17" office:value-type="string">
            <text:p text:style-name="P28">\equalabovearrow</text:p>
          </table:table-cell>
          <table:table-cell table:style-name="Table31.A17" office:value-type="string">
            <text:p text:style-name="P104">⥱</text:p>
          </table:table-cell>
        </table:table-row>
      </table:table>
      <text:p text:style-name="P115"/>
      <text:h text:style-name="P135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5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\frac{1}{2}, \frac*{1}{2}</text:p>
          </table:table-cell>
          <table:table-cell table:style-name="Table32.A1" office:value-type="string">
            <text:p text:style-name="P58">¹∕₂, ½</text:p>
          </table:table-cell>
        </table:table-row>
        <table:table-row table:style-name="Table32.1">
          <table:table-cell table:style-name="Table32.A2" office:value-type="string">
            <text:p text:style-name="P21">\frac{f(x)}{g(x)}</text:p>
          </table:table-cell>
          <table:table-cell table:style-name="Table32.A2" office:value-type="string">
            <text:p text:style-name="P105">(𝑓(𝑥)/𝑔(𝑥))</text:p>
          </table:table-cell>
        </table:table-row>
      </table:table>
      <text:p text:style-name="P117"/>
      <text:p text:style-name="P101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1"/>
      <text:h text:style-name="P129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34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108"><text:span text:style-name="T10">T</text:span><text:span text:style-name="T59">o write a chemistry equation, you can start by writing </text:span><text:span text:style-name="T63">!chem</text:span><text:span text:style-name="T59"> as the first word of the text. It won’t automatically turn every letter in italic</text:span><text:span text:style-name="T61">s</text:span><text:span text:style-name="T59"> or “math style” (i.e. f → f instead of </text:span><text:span text:style-name="T65">𝑓</text:span><text:span text:style-name="T59">) </text:span><text:span text:style-name="T60">and it won’t add spaces around “</text:span><text:span text:style-name="T27">−, =, ≡, </text:span><text:span text:style-name="T32">≣” </text:span><text:span text:style-name="T62">to allow the </text:span><text:span text:style-name="T64">drawing</text:span><text:span text:style-name="T62"> of molecules.</text:span></text:p>
      <text:p text:style-name="P41"/>
      <text:p text:style-name="P40">ex:</text:p>
      <text:p text:style-name="P72"><text:span text:style-name="T36"><text:tab/></text:span><text:span text:style-name="T44">Input:</text:span><text:span text:style-name="T36"> </text:span><text:span text:style-name="T41">!</text:span><text:span text:style-name="T36">chem CO_</text:span><text:span text:style-name="T40">{</text:span><text:span text:style-name="T36">2</text:span><text:span text:style-name="T40">}</text:span><text:span text:style-name="T36">\</text:span><text:span text:style-name="T40">longrightarrow</text:span><text:span text:style-name="T36"> O\above</text:span><text:span text:style-name="T40">{</text:span><text:span text:style-name="T36">:</text:span><text:span text:style-name="T40">}</text:span><text:span text:style-name="T36">\below</text:span><text:span text:style-name="T40">{</text:span><text:span text:style-name="T36">:</text:span><text:span text:style-name="T40">}</text:span><text:span text:style-name="T36">=C=O\above</text:span><text:span text:style-name="T40">{</text:span><text:span text:style-name="T36">:</text:span><text:span text:style-name="T40">}</text:span><text:span text:style-name="T36">\below</text:span><text:span text:style-name="T40">{</text:span><text:span text:style-name="T36">:</text:span><text:span text:style-name="T40">}<text:line-break/></text:span></text:p>
      <text:p text:style-name="P73"><text:span text:style-name="T44">Output:</text:span><text:span text:style-name="T36"> CO</text:span><text:span text:style-name="T42">₂</text:span><text:span text:style-name="T36"> </text:span><text:span text:style-name="T57">⟶</text:span><text:span text:style-name="T36"> Ö̤=C=Ö̤</text:span></text:p>
      <text:p text:style-name="P87"/>
      <text:p text:style-name="P151"><text:span text:style-name="T1">Also, “:” is equivalent to “\colon” with !chem, if you want it to be the same as without “!chem”, use “\ratio” instead.</text:span></text:p>
      <text:h text:style-name="P136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">-, =, \tbond, \qbond</text:p>
          </table:table-cell>
          <table:table-cell table:style-name="Table33.A1" office:value-type="string">
            <text:p text:style-name="P104"><text:span text:style-name="T16">−, =, ≡, </text:span><text:span text:style-name="T30">≣</text:span></text:p>
          </table:table-cell>
        </table:table-row>
      </table:table>
      <text:p text:style-name="P115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4"><text:span text:style-name="T10">\m</text:span><text:span text:style-name="T14">ddot</text:span><text:span text:style-name="T10"> (</text:span><text:span text:style-name="T15">or</text:span><text:span text:style-name="T10"> :) F \above</text:span><text:span text:style-name="T11">{</text:span><text:span text:style-name="T10">:</text:span><text:span text:style-name="T11">}</text:span><text:span text:style-name="T10"> \below</text:span><text:span text:style-name="T11">{</text:span><text:span text:style-name="T10">:</text:span><text:span text:style-name="T11">}</text:span><text:span text:style-name="T10"> \</text:span><text:span text:style-name="T12">m</text:span><text:span text:style-name="T14">dot</text:span></text:p>
          </table:table-cell>
          <table:table-cell table:style-name="Table34.A1" office:value-type="string">
            <text:p text:style-name="P104"><text:span text:style-name="T16">:F̤̈</text:span><text:span text:style-name="T33">⸱</text:span></text:p>
          </table:table-cell>
        </table:table-row>
        <table:table-row table:style-name="Table34.1">
          <table:table-cell table:style-name="Table34.A1" office:value-type="string">
            <text:p text:style-name="P15">\m<text:span text:style-name="T141">ddot</text:span> Ca \<text:span text:style-name="T125">longrightarrow</text:span> Ca ^<text:span text:style-name="T125">{</text:span>2-<text:span text:style-name="T125">}</text:span></text:p>
          </table:table-cell>
          <table:table-cell table:style-name="Table34.A1" office:value-type="string">
            <text:p text:style-name="P104"><text:span text:style-name="T16">:Ca </text:span><text:span text:style-name="T30">⟶</text:span><text:span text:style-name="T16"> Ca²</text:span><text:span text:style-name="T30">⁻</text:span></text:p>
          </table:table-cell>
        </table:table-row>
      </table:table>
      <text:p text:style-name="P115"/>
      <text:p text:style-name="P11"><text:span text:style-name="T129">\m</text:span><text:span text:style-name="T131">dot</text:span><text:span text:style-name="T129"> ≈ \cdot</text:span> and <text:span text:style-name="T129">\m</text:span><text:span text:style-name="T131">ddot</text:span><text:span text:style-name="T129"> = \colon</text:span></text:p>
      <text:p text:style-name="P12"><text:span text:style-name="T129">x\above{.} = \dot{x} </text:span>and<text:span text:style-name="T129"> x\above{:} = \ddot{x}</text:span></text:p>
      <text:p text:style-name="P14"/>
      <text:p text:style-name="P13">For arrows, see table of content.</text:p>
      <text:p text:style-name="P13"/>
      <text:p text:style-name="P13"/>
      <text:h text:style-name="P130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25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5">\id1</text:p>
          </table:table-cell>
          <table:table-cell table:style-name="Table35.A1" office:value-type="string">
            <text:p text:style-name="P57">[1]</text:p>
          </table:table-cell>
        </table:table-row>
        <table:table-row table:style-name="Table35.1">
          <table:table-cell table:style-name="Table35.A1" office:value-type="string">
            <text:p text:style-name="P15">\id2</text:p>
          </table:table-cell>
          <table:table-cell table:style-name="Table35.A1" office:value-type="string">
            <text:p text:style-name="P104"><text:span text:style-name="T88">⎡</text:span><text:span text:style-name="T84"> 1 0 </text:span><text:span text:style-name="T88">⎤</text:span></text:p>
            <text:p text:style-name="P104"><text:span text:style-name="T88">⎣</text:span><text:span text:style-name="T84"> 0 1 </text:span><text:span text:style-name="T88">⎦</text:span></text:p>
          </table:table-cell>
        </table:table-row>
        <table:table-row table:style-name="Table35.1">
          <table:table-cell table:style-name="Table35.A1" office:value-type="string">
            <text:p text:style-name="P15">\id3</text:p>
          </table:table-cell>
          <table:table-cell table:style-name="Table35.A1" office:value-type="string">
            <text:p text:style-name="P104"><text:span text:style-name="T88">⎡</text:span><text:span text:style-name="T84"> 1 0 0 </text:span><text:span text:style-name="T88">⎤</text:span></text:p>
            <text:p text:style-name="P104"><text:span text:style-name="T88">⎢</text:span><text:span text:style-name="T84"> 0 1 0 </text:span><text:span text:style-name="T88">⎥</text:span></text:p>
            <text:p text:style-name="P104"><text:span text:style-name="T88">⎣</text:span><text:span text:style-name="T84"> 0 0 1 </text:span><text:span text:style-name="T88">⎦</text:span></text:p>
          </table:table-cell>
        </table:table-row>
        <table:table-row table:style-name="Table35.1">
          <table:table-cell table:style-name="Table35.A1" office:value-type="string">
            <text:p text:style-name="P15">\id4</text:p>
          </table:table-cell>
          <table:table-cell table:style-name="Table35.A1" office:value-type="string">
            <text:p text:style-name="P104"><text:span text:style-name="T30">⎡</text:span><text:span text:style-name="T16"> 1 0 0 0 </text:span><text:span text:style-name="T30">⎤</text:span></text:p>
            <text:p text:style-name="P104"><text:span text:style-name="T30">⎢</text:span><text:span text:style-name="T16"> 0 1 0 0 </text:span><text:span text:style-name="T30">⎥</text:span></text:p>
            <text:p text:style-name="P104"><text:span text:style-name="T30">⎢</text:span><text:span text:style-name="T16"> 0 0 1 0 </text:span><text:span text:style-name="T30">⎥</text:span></text:p>
            <text:p text:style-name="P104"><text:span text:style-name="T30">⎣</text:span><text:span text:style-name="T16"> 0 0 0 1 </text:span><text:span text:style-name="T30">⎦</text:span></text:p>
          </table:table-cell>
        </table:table-row>
        <table:table-row table:style-name="Table35.1">
          <table:table-cell table:style-name="Table35.A1" office:value-type="string">
            <text:p text:style-name="P15">\idn</text:p>
          </table:table-cell>
          <table:table-cell table:style-name="Table35.A1" office:value-type="string">
            <text:p text:style-name="P57">⎡ 1 0 ⋯ 0 ⎤</text:p>
            <text:p text:style-name="P57">⎢ 0 1 ⋯ 0 ⎥</text:p>
            <text:p text:style-name="P57">⎢ <text:s/>⋮ <text:s/>⋮ <text:s/>⋱ <text:s/>⋮ ⎥</text:p>
            <text:p text:style-name="P57">⎣ 0 0 ⋯ 1 ⎦</text:p>
          </table:table-cell>
        </table:table-row>
      </table:table>
      <text:p text:style-name="P125"/>
      <text:p text:style-name="P100"><text:span text:style-name="T112">To make the matrix of your choice, write </text:span><text:span text:style-name="T115">!matrix</text:span><text:span text:style-name="T112"> as the first word, and then write the </text:span><text:span text:style-name="T114">one </text:span><text:span text:style-name="T112">you want. As an example, “\id2” could be written as !</text:span><text:span text:style-name="T113">matrix </text:span><text:span text:style-name="T112">[1,0][0,1]</text:span></text:p>
      <text:p text:style-name="P118"/>
      <text:p text:style-name="P118"/>
      <text:p text:style-name="P118"/>
      <text:p text:style-name="P118"><text:soft-page-break/>Other examples:</text:p>
      <text:p text:style-name="P119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5">[a,b,c][d,e,f][g,h,i]</text:p>
          </table:table-cell>
          <table:table-cell table:style-name="Table36.A1" office:value-type="string">
            <text:p text:style-name="P57">⎡ a b c ⎤</text:p>
            <text:p text:style-name="P57">⎢ d e f ⎥</text:p>
            <text:p text:style-name="P57">⎣ g h i ⎦</text:p>
          </table:table-cell>
        </table:table-row>
        <table:table-row table:style-name="Table36.1">
          <table:table-cell table:style-name="Table36.A1" office:value-type="string">
            <text:p text:style-name="P15">[1,2,3][a,b,c]</text:p>
          </table:table-cell>
          <table:table-cell table:style-name="Table36.A1" office:value-type="string">
            <text:p text:style-name="P57">⎡ 1 2 3 ⎤</text:p>
            <text:p text:style-name="P57">⎣ a b c ⎦</text:p>
          </table:table-cell>
        </table:table-row>
        <table:table-row table:style-name="Table36.1">
          <table:table-cell table:style-name="Table36.A1" office:value-type="string">
            <text:p text:style-name="P15">[10,200,300][a,b,c-1]</text:p>
          </table:table-cell>
          <table:table-cell table:style-name="Table36.A1" office:value-type="string">
            <text:p text:style-name="P60">⎡ 10 200 300 ⎤</text:p>
            <text:p text:style-name="P60">⎣ a <text:s text:c="2"/>b <text:s text:c="2"/>c-1 <text:s/>⎦</text:p>
          </table:table-cell>
        </table:table-row>
      </table:table>
      <text:p text:style-name="P118"/>
      <text:p text:style-name="P89"/>
      <text:p text:style-name="P89">If you want symbols in the matrix, you could do</text:p>
      <text:p text:style-name="P76"><text:span text:style-name="T79">Input :</text:span><text:span text:style-name="T75"> !</text:span><text:span text:style-name="T77">matrix </text:span><text:span text:style-name="T75">[2,3,\sigma][\frac*</text:span><text:span text:style-name="T76">{1}{2}</text:span><text:span text:style-name="T75">, 0,1]</text:span></text:p>
      <text:p text:style-name="P93">Output : </text:p>
      <text:p text:style-name="P70"><text:span text:style-name="T78">⎡</text:span><text:span text:style-name="T74"> 2 <text:s/>3 σ </text:span><text:span text:style-name="T78">⎤</text:span></text:p>
      <text:p text:style-name="No_20_Spacing"><text:span text:style-name="T95">⎣</text:span><text:span text:style-name="T96"> ½ 0 1 </text:span><text:span text:style-name="T95">⎦</text:span></text:p>
      <text:p text:style-name="P91"/>
      <text:p text:style-name="P92">It is recommended to uncheck “Mathematical font”, since the automatic spacing will be better with the regular font.</text:p>
      <text:p text:style-name="P92"/>
      <text:h text:style-name="Heading_20_1" text:outline-level="1"><text:bookmark-start text:name="__RefHeading___Toc4276_2619241123"/><text:bookmark-start text:name="_Toc103012070"/><text:span text:style-name="T70">Greek letters</text:span><text:bookmark-end text:name="_Toc103012070"/><text:span text:style-name="T89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">\Alpha, \alpha</text:p>
          </table:table-cell>
          <table:table-cell table:style-name="Table37.A1" office:value-type="string">
            <text:p text:style-name="P104"><text:span text:style-name="T30">𝐴</text:span><text:span text:style-name="T16">, </text:span><text:span text:style-name="T30">𝛼</text:span></text:p>
          </table:table-cell>
        </table:table-row>
        <table:table-row table:style-name="Table37.1">
          <table:table-cell table:style-name="Table37.A1" office:value-type="string">
            <text:p text:style-name="P15">\Beta, \beta</text:p>
          </table:table-cell>
          <table:table-cell table:style-name="Table37.A1" office:value-type="string">
            <text:p text:style-name="P104"><text:span text:style-name="T30">𝐵</text:span><text:span text:style-name="T16">, </text:span><text:span text:style-name="T30">𝛽</text:span></text:p>
          </table:table-cell>
        </table:table-row>
        <table:table-row table:style-name="Table37.1">
          <table:table-cell table:style-name="Table37.A1" office:value-type="string">
            <text:p text:style-name="P15">\Gamma, \gamma</text:p>
          </table:table-cell>
          <table:table-cell table:style-name="Table37.A1" office:value-type="string">
            <text:p text:style-name="P104"><text:span text:style-name="T30">𝛤</text:span><text:span text:style-name="T16">, </text:span><text:span text:style-name="T30">𝛾</text:span></text:p>
          </table:table-cell>
        </table:table-row>
        <table:table-row table:style-name="Table37.1">
          <table:table-cell table:style-name="Table37.A1" office:value-type="string">
            <text:p text:style-name="P15">\Delta, <text:span text:style-name="T137">\varDelta</text:span> \delta</text:p>
          </table:table-cell>
          <table:table-cell table:style-name="Table37.A1" office:value-type="string">
            <text:p text:style-name="P15">Δ, 𝛥, 𝛿</text:p>
          </table:table-cell>
        </table:table-row>
        <table:table-row table:style-name="Table37.1">
          <table:table-cell table:style-name="Table37.A1" office:value-type="string">
            <text:p text:style-name="P15">\Epsilon, \epsilon, \varepsilon</text:p>
          </table:table-cell>
          <table:table-cell table:style-name="Table37.A1" office:value-type="string">
            <text:p text:style-name="P104"><text:span text:style-name="T30">𝐸</text:span><text:span text:style-name="T16">, ϵ, ε</text:span></text:p>
          </table:table-cell>
        </table:table-row>
        <table:table-row table:style-name="Table37.1">
          <table:table-cell table:style-name="Table37.A1" office:value-type="string">
            <text:p text:style-name="P15">\Zeta, \zeta</text:p>
          </table:table-cell>
          <table:table-cell table:style-name="Table37.A1" office:value-type="string">
            <text:p text:style-name="P104"><text:span text:style-name="T30">𝑍</text:span><text:span text:style-name="T16">, 𝜁</text:span></text:p>
          </table:table-cell>
        </table:table-row>
        <table:table-row table:style-name="Table37.1">
          <table:table-cell table:style-name="Table37.A1" office:value-type="string">
            <text:p text:style-name="P15">\Eta, \eta</text:p>
          </table:table-cell>
          <table:table-cell table:style-name="Table37.A1" office:value-type="string">
            <text:p text:style-name="P104"><text:span text:style-name="T30">𝐻</text:span><text:span text:style-name="T16">, </text:span><text:span text:style-name="T30">𝜂</text:span></text:p>
          </table:table-cell>
        </table:table-row>
        <table:table-row table:style-name="Table37.1">
          <table:table-cell table:style-name="Table37.A1" office:value-type="string">
            <text:p text:style-name="P15">\Theta, \theta, \vartheta</text:p>
          </table:table-cell>
          <table:table-cell table:style-name="Table37.A1" office:value-type="string">
            <text:p text:style-name="P15">Θ, 𝜃, 𝜗</text:p>
          </table:table-cell>
        </table:table-row>
        <table:table-row table:style-name="Table37.1">
          <table:table-cell table:style-name="Table37.A1" office:value-type="string">
            <text:p text:style-name="P15">\Iota, \iota</text:p>
          </table:table-cell>
          <table:table-cell table:style-name="Table37.A1" office:value-type="string">
            <text:p text:style-name="P104"><text:span text:style-name="T30">𝐼</text:span><text:span text:style-name="T16">, </text:span><text:span text:style-name="T30">𝜄</text:span></text:p>
          </table:table-cell>
        </table:table-row>
        <table:table-row table:style-name="Table37.1">
          <table:table-cell table:style-name="Table37.A1" office:value-type="string">
            <text:p text:style-name="P15">\Kappa, \kappa, \varkappa</text:p>
          </table:table-cell>
          <table:table-cell table:style-name="Table37.A1" office:value-type="string">
            <text:p text:style-name="P104"><text:span text:style-name="T30">𝐾</text:span><text:span text:style-name="T16">, </text:span><text:span text:style-name="T30">𝜅</text:span><text:span text:style-name="T16">, </text:span><text:span text:style-name="T30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5">\Lambda, \lambda</text:p>
          </table:table-cell>
          <table:table-cell table:style-name="Table37.A1" office:value-type="string">
            <text:p text:style-name="P15">𝛬, 𝜆</text:p>
          </table:table-cell>
        </table:table-row>
        <table:table-row table:style-name="Table37.1">
          <table:table-cell table:style-name="Table37.A1" office:value-type="string">
            <text:p text:style-name="P15">\Nu, \nu</text:p>
          </table:table-cell>
          <table:table-cell table:style-name="Table37.A1" office:value-type="string">
            <text:p text:style-name="P104"><text:span text:style-name="T30">𝑁</text:span><text:span text:style-name="T16">, </text:span><text:span text:style-name="T30">𝜈</text:span></text:p>
          </table:table-cell>
        </table:table-row>
        <table:table-row table:style-name="Table37.1">
          <table:table-cell table:style-name="Table37.A1" office:value-type="string">
            <text:p text:style-name="P15">\Xi, \xi</text:p>
          </table:table-cell>
          <table:table-cell table:style-name="Table37.A1" office:value-type="string">
            <text:p text:style-name="P104"><text:span text:style-name="T16">Ξ, </text:span><text:span text:style-name="T30">𝜉</text:span></text:p>
          </table:table-cell>
        </table:table-row>
        <table:table-row table:style-name="Table37.1">
          <table:table-cell table:style-name="Table37.A1" office:value-type="string">
            <text:p text:style-name="P15">\Omicron, \omicron</text:p>
          </table:table-cell>
          <table:table-cell table:style-name="Table37.A1" office:value-type="string">
            <text:p text:style-name="P104"><text:span text:style-name="T30">𝑂</text:span><text:span text:style-name="T16">, </text:span><text:span text:style-name="T30">𝑜</text:span></text:p>
          </table:table-cell>
        </table:table-row>
        <table:table-row table:style-name="Table37.1">
          <table:table-cell table:style-name="Table37.A1" office:value-type="string">
            <text:p text:style-name="P15">\Pi, \pi, \varpi</text:p>
          </table:table-cell>
          <table:table-cell table:style-name="Table37.A1" office:value-type="string">
            <text:p text:style-name="P104"><text:span text:style-name="T16">𝛱, </text:span><text:span text:style-name="T30">𝜋</text:span><text:span text:style-name="T16">, </text:span><text:span text:style-name="T30">𝜛</text:span></text:p>
          </table:table-cell>
        </table:table-row>
        <table:table-row table:style-name="Table37.1">
          <table:table-cell table:style-name="Table37.A1" office:value-type="string">
            <text:p text:style-name="P15">\Rho, \rho, \varrho</text:p>
          </table:table-cell>
          <table:table-cell table:style-name="Table37.A1" office:value-type="string">
            <text:p text:style-name="P104"><text:span text:style-name="T30">𝑃</text:span><text:span text:style-name="T16">, </text:span><text:span text:style-name="T30">𝜌</text:span><text:span text:style-name="T16">, </text:span><text:span text:style-name="T18">𝜚</text:span></text:p>
          </table:table-cell>
        </table:table-row>
        <table:table-row table:style-name="Table37.1">
          <table:table-cell table:style-name="Table37.A1" office:value-type="string">
            <text:p text:style-name="P15">\Sigma, \sigma, \varsigma</text:p>
          </table:table-cell>
          <table:table-cell table:style-name="Table37.A1" office:value-type="string">
            <text:p text:style-name="P15">𝛴, 𝜎, 𝜍</text:p>
          </table:table-cell>
        </table:table-row>
        <table:table-row table:style-name="Table37.1">
          <table:table-cell table:style-name="Table37.A1" office:value-type="string">
            <text:p text:style-name="P15">\Tau, \tau</text:p>
          </table:table-cell>
          <table:table-cell table:style-name="Table37.A1" office:value-type="string">
            <text:p text:style-name="P104"><text:span text:style-name="T30">𝑇</text:span><text:span text:style-name="T16">, </text:span><text:span text:style-name="T30">𝜏</text:span></text:p>
          </table:table-cell>
        </table:table-row>
        <table:table-row table:style-name="Table37.1">
          <table:table-cell table:style-name="Table37.A1" office:value-type="string">
            <text:p text:style-name="P15">\Upsilon, \upsilon</text:p>
          </table:table-cell>
          <table:table-cell table:style-name="Table37.A1" office:value-type="string">
            <text:p text:style-name="P104"><text:span text:style-name="T30">𝛶</text:span><text:span text:style-name="T16">, </text:span><text:span text:style-name="T30">𝜐</text:span></text:p>
          </table:table-cell>
        </table:table-row>
        <table:table-row table:style-name="Table37.1">
          <table:table-cell table:style-name="Table37.A1" office:value-type="string">
            <text:p text:style-name="P15">\Phi, \phi, \varphi</text:p>
          </table:table-cell>
          <table:table-cell table:style-name="Table37.A1" office:value-type="string">
            <text:p text:style-name="P104"><text:span text:style-name="T16">Φ, </text:span><text:span text:style-name="T30">𝜙</text:span><text:span text:style-name="T16">, </text:span><text:span text:style-name="T30">𝜑</text:span></text:p>
          </table:table-cell>
        </table:table-row>
        <table:table-row table:style-name="Table37.1">
          <table:table-cell table:style-name="Table37.A1" office:value-type="string">
            <text:p text:style-name="P15">\Chi, \chi</text:p>
          </table:table-cell>
          <table:table-cell table:style-name="Table37.A1" office:value-type="string">
            <text:p text:style-name="P104"><text:span text:style-name="T30">𝑋</text:span><text:span text:style-name="T16">, </text:span><text:span text:style-name="T30">𝜒</text:span></text:p>
          </table:table-cell>
        </table:table-row>
        <table:table-row table:style-name="Table37.1">
          <table:table-cell table:style-name="Table37.A1" office:value-type="string">
            <text:p text:style-name="P15">\Psi, \psi</text:p>
          </table:table-cell>
          <table:table-cell table:style-name="Table37.A1" office:value-type="string">
            <text:p text:style-name="P104"><text:span text:style-name="T30">𝛹</text:span><text:span text:style-name="T16">, </text:span><text:span text:style-name="T30">𝜓</text:span></text:p>
          </table:table-cell>
        </table:table-row>
        <table:table-row table:style-name="Table37.1">
          <table:table-cell table:style-name="Table37.A1" office:value-type="string">
            <text:p text:style-name="P15">\Omega, \omega</text:p>
          </table:table-cell>
          <table:table-cell table:style-name="Table37.A1" office:value-type="string">
            <text:p text:style-name="P104"><text:span text:style-name="T16">Ω, </text:span><text:span text:style-name="T30">𝜔</text:span></text:p>
          </table:table-cell>
        </table:table-row>
      </table:table>
      <text:p text:style-name="P116"><text:span text:style-name="T120"><text:line-break/></text:span><text:span text:style-name="T93">N.B. The font will </text:span><text:span text:style-name="T94">be different</text:span><text:span text:style-name="T93"> if </text:span><text:span text:style-name="T97">“Mathematical font” </text:span><text:span text:style-name="T98">is unchecked.</text:span><text:line-break/></text:p>
      <text:h text:style-name="P130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114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5">\aleph</text:p>
          </table:table-cell>
          <table:table-cell table:style-name="Table38.A1" office:value-type="string">
            <text:p text:style-name="P69">ℵ</text:p>
          </table:table-cell>
        </table:table-row>
        <table:table-row table:style-name="Table38.1">
          <table:table-cell table:style-name="Table38.A1" office:value-type="string">
            <text:p text:style-name="P15">\beth</text:p>
          </table:table-cell>
          <table:table-cell table:style-name="Table38.A1" office:value-type="string">
            <text:p text:style-name="P69">ℶ</text:p>
          </table:table-cell>
        </table:table-row>
        <table:table-row table:style-name="Table38.1">
          <table:table-cell table:style-name="Table38.A1" office:value-type="string">
            <text:p text:style-name="P124">\gimel</text:p>
          </table:table-cell>
          <table:table-cell table:style-name="Table38.A1" office:value-type="string">
            <text:p text:style-name="P69">ℷ</text:p>
          </table:table-cell>
        </table:table-row>
        <table:table-row table:style-name="Table38.1">
          <table:table-cell table:style-name="Table38.A1" office:value-type="string">
            <text:p text:style-name="P15">\dalet</text:p>
          </table:table-cell>
          <table:table-cell table:style-name="Table38.A1" office:value-type="string">
            <text:p text:style-name="P69">ℸ</text:p>
          </table:table-cell>
        </table:table-row>
      </table:table>
      <text:p text:style-name="P114"/>
      <text:p text:style-name="P114"/>
      <text:p text:style-name="P114"/>
      <text:p text:style-name="P114"/>
      <text:h text:style-name="Heading_20_1" text:outline-level="1"><text:bookmark-start text:name="__RefHeading___Toc4280_2619241123"/><text:bookmark-start text:name="_Toc103012072"/><text:soft-page-break/><text:span text:style-name="T70">Fonts</text:span><text:bookmark-end text:name="_Toc103012072"/><text:span text:style-name="T89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5">A<text:span text:style-name="T123">BC abc 123</text:span></text:p>
          </table:table-cell>
          <table:table-cell table:style-name="Table39.A1" office:value-type="string">
            <text:p text:style-name="P57">𝐴𝐵𝐶 𝑎𝑏𝑐 123</text:p>
          </table:table-cell>
        </table:table-row>
        <table:table-row table:style-name="Table39.1">
          <table:table-cell table:style-name="Table39.A1" office:value-type="string">
            <text:p text:style-name="P15">\mathbf<text:span text:style-name="T121">{ABC abc 123}</text:span></text:p>
          </table:table-cell>
          <table:table-cell table:style-name="Table39.A1" office:value-type="string">
            <text:p text:style-name="P57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2">\mathbf{\Alpha\alpha \Beta\beta}</text:p>
          </table:table-cell>
          <table:table-cell table:style-name="Table39.A3" office:value-type="string">
            <text:p text:style-name="P104">𝜜𝜶 𝜝𝜷</text:p>
          </table:table-cell>
        </table:table-row>
        <table:table-row table:style-name="Table39.1">
          <table:table-cell table:style-name="Table39.A1" office:value-type="string">
            <text:p text:style-name="P15">\<text:span text:style-name="T121">mathbb{ABC abc 123}</text:span></text:p>
          </table:table-cell>
          <table:table-cell table:style-name="Table39.A1" office:value-type="string">
            <text:p text:style-name="P57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5">\mathfrak<text:span text:style-name="T121">{ABC abc}</text:span></text:p>
          </table:table-cell>
          <table:table-cell table:style-name="Table39.A1" office:value-type="string">
            <text:p text:style-name="P57">𝔄𝔅ℭ 𝔞𝔟𝔠</text:p>
          </table:table-cell>
        </table:table-row>
        <table:table-row table:style-name="Table39.1">
          <table:table-cell table:style-name="Table39.A1" office:value-type="string">
            <text:p text:style-name="P15">\mathcal<text:span text:style-name="T122">{ABC abc}</text:span></text:p>
          </table:table-cell>
          <table:table-cell table:style-name="Table39.A1" office:value-type="string">
            <text:p text:style-name="P59">𝒜ℬ𝒞 𝒶𝒷𝒸</text:p>
          </table:table-cell>
        </table:table-row>
        <table:table-row table:style-name="Table39.1">
          <table:table-cell table:style-name="Table39.A3" office:value-type="string">
            <text:p text:style-name="P24">\mathbf{\mathfrak{ABC abc}}</text:p>
          </table:table-cell>
          <table:table-cell table:style-name="Table39.A3" office:value-type="string">
            <text:p text:style-name="P23">𝕬𝕭𝕮 𝖆𝖇𝖈</text:p>
          </table:table-cell>
        </table:table-row>
        <table:table-row table:style-name="Table39.1">
          <table:table-cell table:style-name="Table39.A3" office:value-type="string">
            <text:p text:style-name="P24">\mathbf{\mathcal{ABC abc}}</text:p>
          </table:table-cell>
          <table:table-cell table:style-name="Table39.A3" office:value-type="string">
            <text:p text:style-name="P59">𝓐𝓑𝓒 𝓪𝓫𝓬</text:p>
          </table:table-cell>
        </table:table-row>
        <table:table-row table:style-name="Table39.1">
          <table:table-cell table:style-name="Table39.A3" office:value-type="string">
            <text:p text:style-name="P23">\text{ABC abc 123}</text:p>
          </table:table-cell>
          <table:table-cell table:style-name="Table39.A3" office:value-type="string">
            <text:p text:style-name="P23">ABC abc 123</text:p>
          </table:table-cell>
        </table:table-row>
        <table:table-row table:style-name="Table39.10">
          <table:table-cell table:style-name="Table39.A3" office:value-type="string">
            <text:p text:style-name="P24">\textit{ABC abc 123}</text:p>
          </table:table-cell>
          <table:table-cell table:style-name="Table39.A3" office:value-type="string">
            <text:p text:style-name="P23">𝘈𝘉𝘊 𝘢𝘣𝘤 123</text:p>
          </table:table-cell>
        </table:table-row>
        <table:table-row table:style-name="Table39.1">
          <table:table-cell table:style-name="Table39.A3" office:value-type="string">
            <text:p text:style-name="P24">\textbf{ABC abc 123}</text:p>
          </table:table-cell>
          <table:table-cell table:style-name="Table39.A3" office:value-type="string">
            <text:p text:style-name="P57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4">\texttt{ABC abc 123}</text:p>
          </table:table-cell>
          <table:table-cell table:style-name="Table39.A3" office:value-type="string">
            <text:p text:style-name="P57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4">\textbf{\textit{ABC abc 123}}</text:p>
          </table:table-cell>
          <table:table-cell table:style-name="Table39.A3" office:value-type="string">
            <text:p text:style-name="P57">𝘼𝘽𝘾 𝙖𝙗𝙘 𝟭𝟮𝟯</text:p>
          </table:table-cell>
        </table:table-row>
      </table:table>
      <text:p text:style-name="P126"><text:bookmark text:name="_Toc103012073"/></text:p>
      <text:p text:style-name="P126"/>
      <text:p text:style-name="P127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5">\mathbb<text:span text:style-name="T124">{\Pi \pi}</text:span></text:p>
          </table:table-cell>
          <table:table-cell table:style-name="Table41.A1" office:value-type="string">
            <text:p text:style-name="P104"><text:span text:style-name="T30">ℿ</text:span><text:span text:style-name="T16"> </text:span><text:span text:style-name="T30">ℼ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4">{\</text:span>Gamma \<text:span text:style-name="T124">gamma}</text:span></text:p>
          </table:table-cell>
          <table:table-cell table:style-name="Table41.A1" office:value-type="string">
            <text:p text:style-name="P104"><text:span text:style-name="T30">ℾ</text:span><text:span text:style-name="T16"> </text:span><text:span text:style-name="T30">ℽ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4">{\</text:span>Sigma<text:span text:style-name="T124">}</text:span></text:p>
          </table:table-cell>
          <table:table-cell table:style-name="Table41.A1" office:value-type="string">
            <text:p text:style-name="P57">⅀</text:p>
          </table:table-cell>
        </table:table-row>
      </table:table>
      <text:p text:style-name="P123"><text:span text:style-name="T66">These are the only </text:span><text:span text:style-name="T68">greek letters in \mathbb</text:span><text:span text:style-name="T66"> as of v </text:span><text:span text:style-name="T67">2</text:span><text:span text:style-name="T66">.0.</text:span><text:span text:style-name="T69">3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130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125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26">\hat{</text:span>x<text:span text:style-name="T126">}</text:span>, <text:span text:style-name="T126">\overline{</text:span>y<text:span text:style-name="T126">}</text:span>, <text:span text:style-name="T126">\underline{</text:span>z<text:span text:style-name="T126">}</text:span></text:p>
          </table:table-cell>
          <table:table-cell table:style-name="Table43.A1" office:value-type="string">
            <text:p text:style-name="P57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57">𝑜́, 𝑢̀</text:p>
          </table:table-cell>
        </table:table-row>
        <table:table-row table:style-name="Table43.1">
          <table:table-cell table:style-name="Table43.A2" office:value-type="string">
            <text:p text:style-name="P10">\breve{a}, \check{v}</text:p>
          </table:table-cell>
          <table:table-cell table:style-name="Table43.A2" office:value-type="string">
            <text:p text:style-name="P57">𝑎̆, 𝑣̌</text:p>
          </table:table-cell>
        </table:table-row>
        <table:table-row table:style-name="Table43.1">
          <table:table-cell table:style-name="Table43.A1" office:value-type="string">
            <text:p text:style-name="P25">\overfrown{nm}</text:p>
          </table:table-cell>
          <table:table-cell table:style-name="Table43.A1" office:value-type="string">
            <text:p text:style-name="P104"><text:span text:style-name="T30">𝑛</text:span><text:span text:style-name="T16">͡</text:span><text:span text:style-name="T30">𝑚</text:span>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6">\oversmile{</text:span>\rho\tau<text:span text:style-name="T126">}</text:span></text:p>
          </table:table-cell>
          <table:table-cell table:style-name="Table43.A1" office:value-type="string">
            <text:p text:style-name="P57">𝜌͝𝜏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6">\undersmile{</text:span>\mathbf<text:span text:style-name="T126">{</text:span>A<text:span text:style-name="T126">}</text:span>\mathbf<text:span text:style-name="T126">{</text:span>B<text:span text:style-name="T126">}}</text:span></text:p>
          </table:table-cell>
          <table:table-cell table:style-name="Table43.A1" office:value-type="string">
            <text:p text:style-name="P57">𝑨͜𝑩</text:p>
          </table:table-cell>
        </table:table-row>
        <table:table-row table:style-name="Table43.1">
          <table:table-cell table:style-name="Table43.A1" office:value-type="string">
            <text:p text:style-name="P25">\underarrow{xz}</text:p>
          </table:table-cell>
          <table:table-cell table:style-name="Table43.A1" office:value-type="string">
            <text:p text:style-name="P57">𝑥͢𝑧</text:p>
          </table:table-cell>
        </table:table-row>
        <table:table-row table:style-name="Table43.1">
          <table:table-cell table:style-name="Table43.A2" office:value-type="string">
            <text:p text:style-name="P30">\underharpoon{\textbf{k}}</text:p>
          </table:table-cell>
          <table:table-cell table:style-name="Table43.A2" office:value-type="string">
            <text:p text:style-name="P57">𝗸⃬</text:p>
          </table:table-cell>
        </table:table-row>
        <table:table-row table:style-name="Table43.1">
          <table:table-cell table:style-name="Table43.A1" office:value-type="string">
            <text:p text:style-name="P25">\tilde{\pi}</text:p>
          </table:table-cell>
          <table:table-cell table:style-name="Table43.A1" office:value-type="string">
            <text:p text:style-name="P15">𝜋̃</text:p>
          </table:table-cell>
        </table:table-row>
        <table:table-row table:style-name="Table43.1">
          <table:table-cell table:style-name="Table43.A1" office:value-type="string">
            <text:p text:style-name="P25">\tilde{uv}</text:p>
          </table:table-cell>
          <table:table-cell table:style-name="Table43.A1" office:value-type="string">
            <text:p text:style-name="P57">𝑢͠𝑣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6">\vec{</text:span>e<text:span text:style-name="T126">}</text:span> </text:p>
          </table:table-cell>
          <table:table-cell table:style-name="Table43.A1" office:value-type="string">
            <text:p text:style-name="P57">𝑒⃗</text:p>
          </table:table-cell>
        </table:table-row>
        <table:table-row table:style-name="Table43.1">
          <table:table-cell table:style-name="Table43.A2" office:value-type="string">
            <text:p text:style-name="P30">\hvec{\alpha}</text:p>
          </table:table-cell>
          <table:table-cell table:style-name="Table43.A2" office:value-type="string">
            <text:p text:style-name="P57">𝛼⃑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6">\not{</text:span>\perp<text:span text:style-name="T126">}</text:span></text:p>
          </table:table-cell>
          <table:table-cell table:style-name="Table43.A1" office:value-type="string">
            <text:p text:style-name="P104"><text:span text:style-name="T30">⟂</text:span><text:span text:style-name="T16"≯</text:span></text:p>
          </table:table-cell>
        </table:table-row>
        <table:table-row table:style-name="Table43.1">
          <table:table-cell table:style-name="Table43.A2" office:value-type="string">
            <text:p text:style-name="P27">\dot{x}, \ddot{y}</text:p>
          </table:table-cell>
          <table:table-cell table:style-name="Table43.A2" office:value-type="string">
            <text:p text:style-name="P104">𝑥̇, 𝑦̈</text:p>
          </table:table-cell>
        </table:table-row>
        <table:table-row table:style-name="Table43.1">
          <table:table-cell table:style-name="Table43.A2" office:value-type="string">
            <text:p text:style-name="P27">p \above{x} </text:p>
          </table:table-cell>
          <table:table-cell table:style-name="Table43.A2" office:value-type="string">
            <text:p text:style-name="P104">𝑝ͯ</text:p>
          </table:table-cell>
        </table:table-row>
        <table:table-row table:style-name="Table43.1">
          <table:table-cell table:style-name="Table43.A2" office:value-type="string">
            <text:p text:style-name="P27">n \below{x}</text:p>
          </table:table-cell>
          <table:table-cell table:style-name="Table43.A2" office:value-type="string">
            <text:p text:style-name="P104">𝑛͓</text:p>
          </table:table-cell>
        </table:table-row>
      </table:table>
      <text:p text:style-name="P111"/>
      <text:p text:style-name="P145"><text:span text:style-name="T21">Please note that \above{} and \below{} contains only a few possible arguments, most </text:span><text:span text:style-name="T25">aren’t available</text:span><text:span text:style-name="T21"> in unicode. </text:span><text:span text:style-name="T24">But you can still do cool things like:</text:span></text:p>
      <text:p text:style-name="P36"/>
      <text:p text:style-name="P144"><text:span text:style-name="T28">\sum_{i=}\above{n}_{0}k=(n+1)k <text:s/></text:span><text:span text:style-name="T24">→</text:span><text:span text:style-name="T28"> <text:s/>∑ᵢ₌ᷠ₀𝑘 = (𝑛+1)𝑘</text:span></text:p>
      <text:p text:style-name="P140"><text:span text:style-name="T13">(</text:span><text:span text:style-name="T10">\above{} will be assigned to the character before it.)</text:span></text:p>
      <text:p text:style-name="P34"/>
      <text:p text:style-name="P107"><text:span text:style-name="T21">Some will give a bad rendering (e.g. </text:span><text:span text:style-name="T23">\hat{</text:span><text:span text:style-name="T21">A</text:span><text:span text:style-name="T23">}</text:span><text:span text:style-name="T21"> → </text:span><text:span text:style-name="T30">𝐴</text:span><text:span text:style-name="T10">̂</text:span><text:span text:style-name="T21">). However, the symbol might be positioned adequately in some app</text:span><text:span text:style-name="T26">s</text:span><text:span text:style-name="T21"> or website</text:span><text:span text:style-name="T26">s</text:span><text:span text:style-name="T21">. I recommend </text:span><text:span text:style-name="T26">using</text:span><text:span text:style-name="T21"> the “regular” alphabet if the goal is to add hat, overline, etc. You can do so by doing </text:span><text:span text:style-name="T23">\hat{</text:span><text:span text:style-name="T22">\text{</text:span><text:span text:style-name="T21">A</text:span><text:span text:style-name="T22">}</text:span><text:span text:style-name="T23">} </text:span><text:span text:style-name="T21">instead → Â vs </text:span><text:span text:style-name="T30">𝐴</text:span><text:span text:style-name="T10">̂. </text:span></text:p>
      <text:p text:style-name="P112"/>
      <text:h text:style-name="P130" text:outline-level="1"><text:bookmark-start text:name="__RefHeading___Toc4286_2619241123"/><text:bookmark-start text:name="_Toc103012075"/>Subscript and superscript<text:bookmark-end text:name="__RefHeading___Toc4286_2619241123"/><text:bookmark-end text:name="_Toc103012075"/></text:h>
      <text:p text:style-name="P115"/>
      <text:p text:style-name="P95">To write regular characters as subscript or superscript, simply start the word with a <text:span text:style-name="T56">“_” or “^”, respectively.</text:span></text:p>
      <text:p text:style-name="P94"><text:soft-page-break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5">x ^<text:span text:style-name="T127">{</text:span>abc123<text:span text:style-name="T127">}</text:span>, o ^<text:span text:style-name="T127">{</text:span>1+2=3<text:span text:style-name="T127">}</text:span></text:p>
          </table:table-cell>
          <table:table-cell table:style-name="Table44.A1" office:value-type="string">
            <text:p text:style-name="P104"><text:span text:style-name="T30">𝑥</text:span><text:span text:style-name="T16">ᵃᵇᶜ¹²³, </text:span><text:span text:style-name="T30">𝑜</text:span><text:span text:style-name="T16">¹</text:span><text:span text:style-name="T30">⁺</text:span><text:span text:style-name="T16">²</text:span><text:span text:style-name="T30">⁼</text:span><text:span text:style-name="T16">³</text:span></text:p>
          </table:table-cell>
        </table:table-row>
        <table:table-row table:style-name="Table44.1">
          <table:table-cell table:style-name="Table44.A1" office:value-type="string">
            <text:p text:style-name="P15">y _<text:span text:style-name="T127">{</text:span>ijk456<text:span text:style-name="T127">}</text:span>, i _<text:span text:style-name="T127">{</text:span>2(3)=6<text:span text:style-name="T127">}</text:span></text:p>
          </table:table-cell>
          <table:table-cell table:style-name="Table44.A1" office:value-type="string">
            <text:p text:style-name="P104"><text:span text:style-name="T30">𝑦</text:span><text:span text:style-name="T16">ᵢⱼ</text:span><text:span text:style-name="T30">ₖ₄₅₆</text:span><text:span text:style-name="T16">, </text:span><text:span text:style-name="T30">𝑖₂₍₃₎₌₆</text:span></text:p>
          </table:table-cell>
        </table:table-row>
      </table:table>
      <text:p text:style-name="P34">Some characters are missing because they do not exist in unicode</text:p>
      <text:p text:style-name="P88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">^<text:span text:style-name="T128">{\</text:span>beta<text:span text:style-name="T128">}</text:span>_<text:span text:style-name="T128">{\</text:span>beta<text:span text:style-name="T128">}</text:span></text:p>
          </table:table-cell>
          <table:table-cell table:style-name="Table45.A1" office:value-type="string">
            <text:p text:style-name="P15">ᵝ ᵦ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Gamma \gamma<text:span text:style-name="T128">}</text:span>_<text:span text:style-name="T128">{\</text:span>gamma<text:span text:style-name="T128">}</text:span></text:p>
          </table:table-cell>
          <table:table-cell table:style-name="Table45.A1" office:value-type="string">
            <text:p text:style-name="P104"><text:span text:style-name="T34">ᣘ</text:span><text:span text:style-name="T16"> ᵞ ᵧ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Delta \delta<text:span text:style-name="T128">}</text:span></text:p>
          </table:table-cell>
          <table:table-cell table:style-name="Table45.A1" office:value-type="string">
            <text:p text:style-name="P104"><text:span text:style-name="T34">ᐞ</text:span><text:span text:style-name="T16"> ᵟ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epsilon<text:span text:style-name="T128">}</text:span></text:p>
          </table:table-cell>
          <table:table-cell table:style-name="Table45.A1" office:value-type="string">
            <text:p text:style-name="P15">ᵋ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Lambda<text:span text:style-name="T128">}</text:span></text:p>
          </table:table-cell>
          <table:table-cell table:style-name="Table45.A1" office:value-type="string">
            <text:p text:style-name="P62">ᣔ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Theta<text:span text:style-name="T128">}</text:span></text:p>
          </table:table-cell>
          <table:table-cell table:style-name="Table45.A1" office:value-type="string">
            <text:p text:style-name="P15">ᶿ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iota<text:span text:style-name="T128">}</text:span></text:p>
          </table:table-cell>
          <table:table-cell table:style-name="Table45.A1" office:value-type="string">
            <text:p text:style-name="P15">ᶥ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nu<text:span text:style-name="T128">}</text:span></text:p>
          </table:table-cell>
          <table:table-cell table:style-name="Table45.A1" office:value-type="string">
            <text:p text:style-name="P15">ᶹ</text:p>
          </table:table-cell>
        </table:table-row>
        <table:table-row table:style-name="Table45.1">
          <table:table-cell table:style-name="Table45.A1" office:value-type="string">
            <text:p text:style-name="P15">_<text:span text:style-name="T128">{\</text:span>rho<text:span text:style-name="T128">}</text:span></text:p>
          </table:table-cell>
          <table:table-cell table:style-name="Table45.A1" office:value-type="string">
            <text:p text:style-name="P15">ᵨ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sigma<text:span text:style-name="T128">}</text:span></text:p>
          </table:table-cell>
          <table:table-cell table:style-name="Table45.A1" office:value-type="string">
            <text:p text:style-name="P62">ᣙ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phi<text:span text:style-name="T128">}_{\</text:span>phi<text:span text:style-name="T128">}</text:span></text:p>
          </table:table-cell>
          <table:table-cell table:style-name="Table45.A1" office:value-type="string">
            <text:p text:style-name="P15">ᵠ ᵩ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8">{\</text:span>chi<text:span text:style-name="T128">}_{</text:span>\chi<text:span text:style-name="T128">}</text:span></text:p>
          </table:table-cell>
          <table:table-cell table:style-name="Table45.A1" office:value-type="string">
            <text:p text:style-name="P15">ᵡ ᵪ</text:p>
          </table:table-cell>
        </table:table-row>
      </table:table>
      <text:p text:style-name="P114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">^<text:span text:style-name="T128">{\</text:span>int<text:span text:style-name="T128">}</text:span></text:p>
          </table:table-cell>
          <table:table-cell table:style-name="Table46.A1" office:value-type="string">
            <text:p text:style-name="P15">ᶴ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28">{\</text:span>neq<text:span text:style-name="T128">}</text:span></text:p>
          </table:table-cell>
          <table:table-cell table:style-name="Table46.A1" office:value-type="string">
            <text:p text:style-name="P62">ᙾ</text:p>
          </table:table-cell>
        </table:table-row>
        <table:table-row table:style-name="Table46.1">
          <table:table-cell table:style-name="Table46.A1" office:value-type="string">
            <text:p text:style-name="P104"><text:span text:style-name="T16">^</text:span><text:span text:style-name="T17">{\</text:span><text:span text:style-name="T16">circ</text:span><text:span text:style-name="T17">}</text:span><text:span text:style-name="T16"> </text:span><text:span text:style-name="T20">or</text:span><text:span text:style-name="T16"> °</text:span></text:p>
          </table:table-cell>
          <table:table-cell table:style-name="Table46.A1" office:value-type="string">
            <text:p text:style-name="P15">°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28">{$} </text:span><text:span text:style-name="T111">or </text:span><text:span text:style-name="T130">^{\dollar}</text:span></text:p>
          </table:table-cell>
          <table:table-cell table:style-name="Table46.A1" office:value-type="string">
            <text:p text:style-name="P62">ᙚ</text:p>
          </table:table-cell>
        </table:table-row>
        <table:table-row table:style-name="Table46.1">
          <table:table-cell table:style-name="Table46.A1" office:value-type="string">
            <text:p text:style-name="P104"><text:span text:style-name="T16">_</text:span><text:span text:style-name="T17">{\</text:span><text:span text:style-name="T16">rightarrow</text:span><text:span text:style-name="T17">}</text:span></text:p>
          </table:table-cell>
          <table:table-cell table:style-name="Table46.A1" office:value-type="string">
            <text:p text:style-name="P15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143">^{\infty}_{\infty}</text:p>
          </table:table-cell>
          <table:table-cell table:style-name="Table46.A6" office:value-type="string">
            <text:p text:style-name="P15"><text:s/>᪲ <text:s/>͚ </text:p>
          </table:table-cell>
        </table:table-row>
        <table:table-row table:style-name="Table46.1">
          <table:table-cell table:style-name="Table46.A6" office:value-type="string">
            <text:p text:style-name="P143">^{\emptyset}</text:p>
          </table:table-cell>
          <table:table-cell table:style-name="Table46.A6" office:value-type="string">
            <text:p text:style-name="P15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70">Chess &amp; card games</text:span><text:bookmark-end text:name="_Toc103012076"/><text:span text:style-name="T89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5">\wking, \bking</text:p>
          </table:table-cell>
          <table:table-cell table:style-name="Table48.A1" office:value-type="string">
            <text:p text:style-name="P104"><text:span text:style-name="T35">♔</text:span><text:span text:style-name="T16">, </text:span><text:span text:style-name="T35">♚</text:span></text:p>
          </table:table-cell>
        </table:table-row>
        <table:table-row table:style-name="Table48.1">
          <table:table-cell table:style-name="Table48.A1" office:value-type="string">
            <text:p text:style-name="P15">\wqueen, \bqueen</text:p>
          </table:table-cell>
          <table:table-cell table:style-name="Table48.A1" office:value-type="string">
            <text:p text:style-name="P104"><text:span text:style-name="T35">♕</text:span><text:span text:style-name="T16">, </text:span><text:span text:style-name="T35">♛</text:span></text:p>
          </table:table-cell>
        </table:table-row>
        <table:table-row table:style-name="Table48.1">
          <table:table-cell table:style-name="Table48.A1" office:value-type="string">
            <text:p text:style-name="P15">\wrook, \brook</text:p>
          </table:table-cell>
          <table:table-cell table:style-name="Table48.A1" office:value-type="string">
            <text:p text:style-name="P104"><text:span text:style-name="T35">♖</text:span><text:span text:style-name="T16">, </text:span><text:span text:style-name="T35">♜</text:span></text:p>
          </table:table-cell>
        </table:table-row>
        <table:table-row table:style-name="Table48.1">
          <table:table-cell table:style-name="Table48.A1" office:value-type="string">
            <text:p text:style-name="P15">\wbishop, \bbishop</text:p>
          </table:table-cell>
          <table:table-cell table:style-name="Table48.A1" office:value-type="string">
            <text:p text:style-name="P104"><text:span text:style-name="T35">♗</text:span><text:span text:style-name="T16">, </text:span><text:span text:style-name="T35">♝</text:span></text:p>
          </table:table-cell>
        </table:table-row>
        <table:table-row table:style-name="Table48.1">
          <table:table-cell table:style-name="Table48.A1" office:value-type="string">
            <text:p text:style-name="P15">\wknight, \bknight</text:p>
          </table:table-cell>
          <table:table-cell table:style-name="Table48.A1" office:value-type="string">
            <text:p text:style-name="P104"><text:span text:style-name="T35">♘</text:span><text:span text:style-name="T16">, </text:span><text:span text:style-name="T35">♞</text:span></text:p>
          </table:table-cell>
        </table:table-row>
        <table:table-row table:style-name="Table48.1">
          <table:table-cell table:style-name="Table48.A1" office:value-type="string">
            <text:p text:style-name="P15">\wpawn, \bpawn</text:p>
          </table:table-cell>
          <table:table-cell table:style-name="Table48.A1" office:value-type="string">
            <text:p text:style-name="P104"><text:span text:style-name="T35">♙</text:span><text:span text:style-name="T16">, </text:span><text:span text:style-name="T35">♟</text:span></text:p>
          </table:table-cell>
        </table:table-row>
      </table:table>
      <text:p text:style-name="P114"/>
      <text:p text:style-name="P114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5">\wspade, \bspade</text:p>
          </table:table-cell>
          <table:table-cell table:style-name="Table49.A1" office:value-type="string">
            <text:p text:style-name="P104"><text:span text:style-name="T35">♤</text:span><text:span text:style-name="T16">, ♠</text:span></text:p>
          </table:table-cell>
        </table:table-row>
        <table:table-row table:style-name="Table49.1">
          <table:table-cell table:style-name="Table49.A1" office:value-type="string">
            <text:p text:style-name="P15">\wheart, \bheart</text:p>
          </table:table-cell>
          <table:table-cell table:style-name="Table49.A1" office:value-type="string">
            <text:p text:style-name="P104"><text:span text:style-name="T35">♡</text:span><text:span text:style-name="T16">, ♥</text:span></text:p>
          </table:table-cell>
        </table:table-row>
        <table:table-row table:style-name="Table49.1">
          <table:table-cell table:style-name="Table49.A1" office:value-type="string">
            <text:p text:style-name="P15">\wclub, \bclub</text:p>
          </table:table-cell>
          <table:table-cell table:style-name="Table49.A1" office:value-type="string">
            <text:p text:style-name="P104"><text:span text:style-name="T35">♧</text:span><text:span text:style-name="T16">, ♣</text:span></text:p>
          </table:table-cell>
        </table:table-row>
        <table:table-row table:style-name="Table49.1">
          <table:table-cell table:style-name="Table49.A1" office:value-type="string">
            <text:p text:style-name="P15">\wdiamond, \bdiamond</text:p>
          </table:table-cell>
          <table:table-cell table:style-name="Table49.A1" office:value-type="string">
            <text:p text:style-name="P104"><text:span text:style-name="T35">♢</text:span><text:span text:style-name="T16">, ♦</text:span></text:p>
          </table:table-cell>
        </table:table-row>
      </table:table>
      <text:h text:style-name="P66" text:outline-level="1"/>
      <text:h text:style-name="P132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115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5">\dollar, \cent</text:p>
          </table:table-cell>
          <table:table-cell table:style-name="Table50.A1" office:value-type="string">
            <text:p text:style-name="P15">$, ¢</text:p>
          </table:table-cell>
        </table:table-row>
        <table:table-row table:style-name="Table50.1">
          <table:table-cell table:style-name="Table50.A1" office:value-type="string">
            <text:p text:style-name="P15">\euro, \franc, \ruble, \pound, \hryvnia</text:p>
          </table:table-cell>
          <table:table-cell table:style-name="Table50.A1" office:value-type="string">
            <text:p text:style-name="P15">€, ₣, ₽, £, ₴</text:p>
          </table:table-cell>
        </table:table-row>
        <table:table-row table:style-name="Table50.1">
          <table:table-cell table:style-name="Table50.A1" office:value-type="string">
            <text:p text:style-name="P15">\yen, \rupee, \won, \baht</text:p>
          </table:table-cell>
          <table:table-cell table:style-name="Table50.A1" office:value-type="string">
            <text:p text:style-name="P104"><text:span text:style-name="T16">¥, ₹, ₩, </text:span><text:span text:style-name="T30">฿</text:span></text:p>
          </table:table-cell>
        </table:table-row>
        <table:table-row table:style-name="Table50.1">
          <table:table-cell table:style-name="Table50.A1" office:value-type="string">
            <text:p text:style-name="P15">\lira, \tlira</text:p>
          </table:table-cell>
          <table:table-cell table:style-name="Table50.A1" office:value-type="string">
            <text:p text:style-name="P15">₪, ₩</text:p>
          </table:table-cell>
        </table:table-row>
        <table:table-row table:style-name="Table50.1">
          <table:table-cell table:style-name="Table50.A1" office:value-type="string">
            <text:p text:style-name="P15">\peso</text:p>
          </table:table-cell>
          <table:table-cell table:style-name="Table50.A1" office:value-type="string">
            <text:p text:style-name="P15">₱</text:p>
          </table:table-cell>
        </table:table-row>
        <table:table-row table:style-name="Table50.1">
          <table:table-cell table:style-name="Table50.A1" office:value-type="string">
            <text:p text:style-name="P15">\austral</text:p>
          </table:table-cell>
          <table:table-cell table:style-name="Table50.A1" office:value-type="string">
            <text:p text:style-name="P15">₳</text:p>
          </table:table-cell>
        </table:table-row>
        <table:table-row table:style-name="Table50.1">
          <table:table-cell table:style-name="Table50.A1" office:value-type="string">
            <text:p text:style-name="P15">\bitcoin</text:p>
          </table:table-cell>
          <table:table-cell table:style-name="Table50.A1" office:value-type="string">
            <text:p text:style-name="P15">₿</text:p>
          </table:table-cell>
        </table:table-row>
      </table:table>
      <text:p text:style-name="P114"><text:line-break/></text:p>
      <text:p text:style-name="P114"/>
      <text:h text:style-name="P132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11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5"><text:span text:style-name="T102">\halfnote, \fullnote, </text:span>\doublenote</text:p>
          </table:table-cell>
          <table:table-cell table:style-name="Table51.A1" office:value-type="string">
            <text:p text:style-name="P15">𝅗𝅥 ,𝅝 ,♫</text:p>
          </table:table-cell>
        </table:table-row>
        <table:table-row table:style-name="Table51.1">
          <table:table-cell table:style-name="Table51.A2" office:value-type="string">
            <text:p text:style-name="P19">\flat, \sharp, \natural</text:p>
          </table:table-cell>
          <table:table-cell table:style-name="Table51.A2" office:value-type="string">
            <text:p text:style-name="P15">𝄬, 𝄰, 𝄮</text:p>
          </table:table-cell>
        </table:table-row>
        <table:table-row table:style-name="Table51.1">
          <table:table-cell table:style-name="Table51.A2" office:value-type="string">
            <text:p text:style-name="P19">\eightnote, \sixteenthnote, \quarternote</text:p>
          </table:table-cell>
          <table:table-cell table:style-name="Table51.A2" office:value-type="string">
            <text:p text:style-name="P15">𝅘𝅥𝅮 , 𝅘𝅥𝅯 , 𝅘𝅥</text:p>
          </table:table-cell>
        </table:table-row>
        <table:table-row table:style-name="Table51.1">
          <table:table-cell table:style-name="Table51.A2" office:value-type="string">
            <text:p text:style-name="P19">\trebleclef</text:p>
          </table:table-cell>
          <table:table-cell table:style-name="Table51.A2" office:value-type="string">
            <text:p text:style-name="P15">𝄞</text:p>
          </table:table-cell>
        </table:table-row>
      </table:table>
      <text:p text:style-name="P120"/>
      <text:p text:style-name="P120"/>
      <text:h text:style-name="P39" text:outline-level="1"><text:bookmark-start text:name="__RefHeading___Toc4452_1425666202"/>Box drawings<text:bookmark-end text:name="__RefHeading___Toc4452_1425666202"/></text:h>
      <text:p text:style-name="P122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0">\boxur, \boxul, \boxdr, \boxdl</text:p>
          </table:table-cell>
          <table:table-cell table:style-name="Table53.A1" office:value-type="string">
            <text:p text:style-name="P16">└, ┘, ┌, ┐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├, ┤, ┴, ┬, ┼</text:p>
          </table:table-cell>
        </table:table-row>
        <table:table-row table:style-name="Table53.1">
          <table:table-cell table:style-name="Table53.A2" office:value-type="string">
            <text:p text:style-name="P20">\boxbfur, \boxbful, \boxbfdr, \boxbfdl</text:p>
          </table:table-cell>
          <table:table-cell table:style-name="Table53.A2" office:value-type="string">
            <text:p text:style-name="P16">┗, ┛, ┏, ┓</text:p>
          </table:table-cell>
        </table:table-row>
        <table:table-row table:style-name="Table53.1">
          <table:table-cell table:style-name="Table53.A2" office:value-type="string">
            <text:p text:style-name="P20">\boxbfvr, \boxbfvl, \boxbfuh, \boxbfdh, \boxbfvh</text:p>
          </table:table-cell>
          <table:table-cell table:style-name="Table53.A2" office:value-type="string">
            <text:p text:style-name="P16">┣, ┫, ┻, ┳, ╋</text:p>
          </table:table-cell>
        </table:table-row>
        <table:table-row table:style-name="Table53.1">
          <table:table-cell table:style-name="Table53.A2" office:value-type="string">
            <text:p text:style-name="P20">\boxUR, \boxUL, \boxDR, \boxDL</text:p>
          </table:table-cell>
          <table:table-cell table:style-name="Table53.A2" office:value-type="string">
            <text:p text:style-name="P16">╚, ╝, ╔, ╗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╠, ╣, ╩, ╦, ╬</text:p>
          </table:table-cell>
        </table:table-row>
      </table:table>
      <text:p text:style-name="P121"/>
      <text:h text:style-name="P132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115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5">\infty</text:p>
          </table:table-cell>
          <table:table-cell table:style-name="Table52.A1" office:value-type="string">
            <text:p text:style-name="P15">∞</text:p>
          </table:table-cell>
        </table:table-row>
        <table:table-row table:style-name="Table52.1">
          <table:table-cell table:style-name="Table52.A1" office:value-type="string">
            <text:p text:style-name="P15">\iinfin, \tieinfty, \nvinfty</text:p>
          </table:table-cell>
          <table:table-cell table:style-name="Table52.A1" office:value-type="string">
            <text:p text:style-name="P104"><text:span text:style-name="T30">⧜</text:span><text:span text:style-name="T16">, </text:span><text:span text:style-name="T30">⧝</text:span><text:span text:style-name="T16">, </text:span><text:span text:style-name="T30">⧞</text:span></text:p>
          </table:table-cell>
        </table:table-row>
        <table:table-row table:style-name="Table52.1">
          <table:table-cell table:style-name="Table52.A1" office:value-type="string">
            <text:p text:style-name="P15">\acidfree</text:p>
          </table:table-cell>
          <table:table-cell table:style-name="Table52.A1" office:value-type="string">
            <text:p text:style-name="P63">♾</text:p>
          </table:table-cell>
        </table:table-row>
        <table:table-row table:style-name="Table52.1">
          <table:table-cell table:style-name="Table52.A1" office:value-type="string">
            <text:p text:style-name="P15">\radioactive, \biohazard</text:p>
          </table:table-cell>
          <table:table-cell table:style-name="Table52.A1" office:value-type="string">
            <text:p text:style-name="P63">☢, ☣</text:p>
          </table:table-cell>
        </table:table-row>
        <table:table-row table:style-name="Table52.1">
          <table:table-cell table:style-name="Table52.A1" office:value-type="string">
            <text:p text:style-name="P15">\atom</text:p>
          </table:table-cell>
          <table:table-cell table:style-name="Table52.A1" office:value-type="string">
            <text:p text:style-name="P63">⚛</text:p>
          </table:table-cell>
        </table:table-row>
        <table:table-row table:style-name="Table52.1">
          <table:table-cell table:style-name="Table52.A1" office:value-type="string">
            <text:p text:style-name="P15">\hbar</text:p>
          </table:table-cell>
          <table:table-cell table:style-name="Table52.A1" office:value-type="string">
            <text:p text:style-name="P57">ℏ</text:p>
          </table:table-cell>
        </table:table-row>
        <table:table-row table:style-name="Table52.1">
          <table:table-cell table:style-name="Table52.A1" office:value-type="string">
            <text:p text:style-name="P15">\wp</text:p>
          </table:table-cell>
          <table:table-cell table:style-name="Table52.A1" office:value-type="string">
            <text:p text:style-name="P57">℘</text:p>
          </table:table-cell>
        </table:table-row>
        <table:table-row table:style-name="Table52.1">
          <table:table-cell table:style-name="Table52.A1" office:value-type="string">
            <text:p text:style-name="P15">\ell</text:p>
          </table:table-cell>
          <table:table-cell table:style-name="Table52.A1" office:value-type="string">
            <text:p text:style-name="P15">ℓ</text:p>
          </table:table-cell>
        </table:table-row>
        <table:table-row table:style-name="Table52.1">
          <table:table-cell table:style-name="Table52.A1" office:value-type="string">
            <text:p text:style-name="P15">\angstrom</text:p>
          </table:table-cell>
          <table:table-cell table:style-name="Table52.A1" office:value-type="string">
            <text:p text:style-name="P57">Å</text:p>
          </table:table-cell>
        </table:table-row>
        <text:soft-page-break/>
        <table:table-row table:style-name="Table52.1">
          <table:table-cell table:style-name="Table52.A1" office:value-type="string">
            <text:p text:style-name="P15">\dagger, \ddagger</text:p>
          </table:table-cell>
          <table:table-cell table:style-name="Table52.A1" office:value-type="string">
            <text:p text:style-name="P15">†, ‡</text:p>
          </table:table-cell>
        </table:table-row>
        <table:table-row table:style-name="Table52.1">
          <table:table-cell table:style-name="Table52.A1" office:value-type="string">
            <text:p text:style-name="P15">\section, \paragraph</text:p>
          </table:table-cell>
          <table:table-cell table:style-name="Table52.A1" office:value-type="string">
            <text:p text:style-name="P15">§, ¶</text:p>
          </table:table-cell>
        </table:table-row>
        <table:table-row table:style-name="Table52.1">
          <table:table-cell table:style-name="Table52.A12" office:value-type="string">
            <text:p text:style-name="P26">\textbullet, \bigbullet</text:p>
          </table:table-cell>
          <table:table-cell table:style-name="Table52.A12" office:value-type="string">
            <text:p text:style-name="P15">•, ●</text:p>
          </table:table-cell>
        </table:table-row>
        <table:table-row table:style-name="Table52.1">
          <table:table-cell table:style-name="Table52.A1" office:value-type="string">
            <text:p text:style-name="P15">\copyright, \registered</text:p>
          </table:table-cell>
          <table:table-cell table:style-name="Table52.A1" office:value-type="string">
            <text:p text:style-name="P15">©, ®</text:p>
          </table:table-cell>
        </table:table-row>
        <table:table-row table:style-name="Table52.1">
          <table:table-cell table:style-name="Table52.A1" office:value-type="string">
            <text:p text:style-name="P15">\qc</text:p>
          </table:table-cell>
          <table:table-cell table:style-name="Table52.A1" office:value-type="string">
            <text:p text:style-name="P63">⚜</text:p>
          </table:table-cell>
        </table:table-row>
        <table:table-row table:style-name="Table52.1">
          <table:table-cell table:style-name="Table52.A1" office:value-type="string">
            <text:p text:style-name="P15">\smile, \frown</text:p>
          </table:table-cell>
          <table:table-cell table:style-name="Table52.A1" office:value-type="string">
            <text:p text:style-name="P104"><text:span text:style-name="T30">⌣</text:span><text:span text:style-name="T16">, </text:span><text:span text:style-name="T30">⌢</text:span></text:p>
          </table:table-cell>
        </table:table-row>
        <table:table-row table:style-name="Table52.1">
          <table:table-cell table:style-name="Table52.A1" office:value-type="string">
            <text:p text:style-name="P15">\emdash</text:p>
          </table:table-cell>
          <table:table-cell table:style-name="Table52.A1" office:value-type="string">
            <text:p text:style-name="P15">—</text:p>
          </table:table-cell>
        </table:table-row>
        <table:table-row table:style-name="Table52.1">
          <table:table-cell table:style-name="Table52.A1" office:value-type="string">
            <text:p text:style-name="P15">\squaredots</text:p>
          </table:table-cell>
          <table:table-cell table:style-name="Table52.A1" office:value-type="string">
            <text:p text:style-name="P57">∷</text:p>
          </table:table-cell>
        </table:table-row>
        <table:table-row table:style-name="Table52.1">
          <table:table-cell table:style-name="Table52.A1" office:value-type="string">
            <text:p text:style-name="P15">\ldots, \cdots, \udots, \vdots, \ddots</text:p>
          </table:table-cell>
          <table:table-cell table:style-name="Table52.A1" office:value-type="string">
            <text:p text:style-name="P104"><text:span text:style-name="T16">…, </text:span><text:span text:style-name="T30">⋯</text:span><text:span text:style-name="T16">, </text:span><text:span text:style-name="T30">⋰</text:span><text:span text:style-name="T16">, </text:span><text:span text:style-name="T30">⋮</text:span><text:span text:style-name="T16">, </text:span><text:span text:style-name="T30">⋱</text:span></text:p>
          </table:table-cell>
        </table:table-row>
        <table:table-row table:style-name="Table52.1">
          <table:table-cell table:style-name="Table52.A1" office:value-type="string">
            <text:p text:style-name="P15">\male, \female</text:p>
          </table:table-cell>
          <table:table-cell table:style-name="Table52.A1" office:value-type="string">
            <text:p text:style-name="P15">♂, ♀</text:p>
          </table:table-cell>
        </table:table-row>
        <table:table-row table:style-name="Table52.1">
          <table:table-cell table:style-name="Table52.A1" office:value-type="string">
            <text:p text:style-name="P15">\Hermaphrodite, \neuter</text:p>
          </table:table-cell>
          <table:table-cell table:style-name="Table52.A1" office:value-type="string">
            <text:p text:style-name="P104"><text:span text:style-name="T35">⚥</text:span><text:span text:style-name="T16">, </text:span><text:span text:style-name="T35">⚲</text:span></text:p>
          </table:table-cell>
        </table:table-row>
        <table:table-row table:style-name="Table52.1">
          <table:table-cell table:style-name="Table52.A1" office:value-type="string">
            <text:p text:style-name="P15">\femalemale</text:p>
          </table:table-cell>
          <table:table-cell table:style-name="Table52.A1" office:value-type="string">
            <text:p text:style-name="P63">⚤</text:p>
          </table:table-cell>
        </table:table-row>
        <table:table-row table:style-name="Table52.1">
          <table:table-cell table:style-name="Table52.A1" office:value-type="string">
            <text:p text:style-name="P15">\malemale, \femalefemale</text:p>
          </table:table-cell>
          <table:table-cell table:style-name="Table52.A1" office:value-type="string">
            <text:p text:style-name="P104"><text:span text:style-name="T35">⚣</text:span><text:span text:style-name="T16">, </text:span><text:span text:style-name="T35">⚢</text:span></text:p>
          </table:table-cell>
        </table:table-row>
        <table:table-row table:style-name="Table52.1">
          <table:table-cell table:style-name="Table52.A1" office:value-type="string">
            <text:p text:style-name="P15">\^, \_</text:p>
          </table:table-cell>
          <table:table-cell table:style-name="Table52.A1" office:value-type="string">
            <text:p text:style-name="P63">^, _</text:p>
          </table:table-cell>
        </table:table-row>
      </table:table>
      <text:p text:style-name="P114"/>
      <text:p text:style-name="P114"/>
      <text:h text:style-name="P130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115"/>
      <text:p text:style-name="P51">Space : “ \: ”</text:p>
      <text:p text:style-name="P40">Double spaces : “ \; ”</text:p>
      <text:p text:style-name="P42">Triple spaces : “ \quad ”</text:p>
      <text:p text:style-name="P42">Quadruple spaces : “ \qquad ”</text:p>
      <text:p text:style-name="P43">Remove space : “\!” <text:s/><text:span text:style-name="T139">(usefull to cancel automatic spacing with “Adjust spaces”)</text:span></text:p>
      <text:p text:style-name="P72"><text:span text:style-name="T36">Line break : “ \\ ” </text:span><text:span text:style-name="T45">or <text:s/></text:span><text:span text:style-name="T49">“ \linebreak ”</text:span></text:p>
      <text:p text:style-name="P40">Tab : “ \tab ”</text:p>
      <text:p text:style-name="P40"/>
      <text:p text:style-name="P44">To skip multiple line, use “ \vskip<text:span text:style-name="T132">{</text:span>1<text:span text:style-name="T132">}</text:span> ”, “ \vkip<text:span text:style-name="T132">{</text:span>2<text:span text:style-name="T132">}</text:span> ”, … “ \vskip<text:span text:style-name="T132">{n}</text:span> ”</text:p>
      <text:p text:style-name="P44">To add multiple spaces, use “ hspace<text:span text:style-name="T132">{1}</text:span> ”, “ \hspace<text:span text:style-name="T132">{</text:span>2<text:span text:style-name="T132">}</text:span> ”, … “ \hspace<text:span text:style-name="T132">{n}</text:span> ” </text:p>
      <text:p text:style-name="P45">To add the same number of space as characters in a word (or in a command), use “ \phantom{abc} ”, “ \phantom{\int} ”, etc. where \phantom{abc} outputs 3 spaces and \phantom{\int} outputs 1.</text:p>
      <text:p text:style-name="P113"/>
      <text:p text:style-name="P34">Also note that it’s possible to uncheck “<text:span text:style-name="T138">Adjust</text:span> spaces” (more info in “Tutorial”) and to make modifications, including adding or removing spaces, skipping a line, etc., once the converted text is in the second area.</text:p>
      <text:p text:style-name="Standard"/>
      <text:p text:style-name="Standard"/>
      <text:h text:style-name="P131" text:outline-level="1"><text:bookmark-start text:name="_Toc1030120801"/><text:bookmark-start text:name="__RefHeading___Toc4296_26192411231"/><text:soft-page-break/>O<text:bookmark-end text:name="_Toc1030120801"/>utside mathmode<text:bookmark-end text:name="__RefHeading___Toc4296_26192411231"/></text:h>
      <text:p text:style-name="P137"/>
      <text:p text:style-name="P138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3">\<text:span text:style-name="T142">LaTeX, \TeX, \MatTalX</text:span></text:p>
          </table:table-cell>
          <table:table-cell table:style-name="Table40.A1" office:value-type="string">
            <text:p text:style-name="P61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4">\O, \o</text:p>
          </table:table-cell>
          <table:table-cell table:style-name="Table40.A1" office:value-type="string">
            <text:p text:style-name="P61">Ø, ø</text:p>
          </table:table-cell>
        </table:table-row>
        <table:table-row table:style-name="Table40.1">
          <table:table-cell table:style-name="Table40.A1" office:value-type="string">
            <text:p text:style-name="P53">\<text:span text:style-name="T142">L, \l</text:span></text:p>
          </table:table-cell>
          <table:table-cell table:style-name="Table40.A1" office:value-type="string">
            <text:p text:style-name="P38">Ł, ł</text:p>
          </table:table-cell>
        </table:table-row>
        <table:table-row table:style-name="Table40.1">
          <table:table-cell table:style-name="Table40.A1" office:value-type="string">
            <text:p text:style-name="P52">\<text:span text:style-name="T142">i, \j</text:span></text:p>
          </table:table-cell>
          <table:table-cell table:style-name="Table40.A1" office:value-type="string">
            <text:p text:style-name="P64">ı, ȷ</text:p>
          </table:table-cell>
        </table:table-row>
        <table:table-row table:style-name="Table40.1">
          <table:table-cell table:style-name="Table40.A1" office:value-type="string">
            <text:p text:style-name="P54">\OE, \oe</text:p>
          </table:table-cell>
          <table:table-cell table:style-name="Table40.A1" office:value-type="string">
            <text:p text:style-name="P64">Œ, œ</text:p>
          </table:table-cell>
        </table:table-row>
        <table:table-row table:style-name="Table40.1">
          <table:table-cell table:style-name="Table40.A1" office:value-type="string">
            <text:p text:style-name="P54">\AE, \ae</text:p>
          </table:table-cell>
          <table:table-cell table:style-name="Table40.A1" office:value-type="string">
            <text:p text:style-name="P64">Æ, æ</text:p>
          </table:table-cell>
        </table:table-row>
        <table:table-row table:style-name="Table40.1">
          <table:table-cell table:style-name="Table40.A1" office:value-type="string">
            <text:p text:style-name="P75"><text:span text:style-name="T58">\`{a}, \’{e}, \^{i}, \</text:span>"<text:span text:style-name="T142">{o}, \H{u}, \~{y}</text:span></text:p>
          </table:table-cell>
          <table:table-cell table:style-name="Table40.A1" office:value-type="string">
            <text:p text:style-name="P64">à, é, î, ö, ű, ỹ</text:p>
          </table:table-cell>
        </table:table-row>
        <table:table-row table:style-name="Table40.1">
          <table:table-cell table:style-name="Table40.A8" office:value-type="string">
            <text:p text:style-name="P82">\u{m}, \v{n}, \r{o}, \={p}, \.{q}</text:p>
          </table:table-cell>
          <table:table-cell table:style-name="Table40.A8" office:value-type="string">
            <text:p text:style-name="P64">m̆, ň, o̊, p̄, q̇</text:p>
          </table:table-cell>
        </table:table-row>
        <table:table-row table:style-name="Table40.1">
          <table:table-cell table:style-name="Table40.A8" office:value-type="string">
            <text:p text:style-name="P82">\c{c}, \k{k}, \b{b}, \d{d}</text:p>
          </table:table-cell>
          <table:table-cell table:style-name="Table40.A8" office:value-type="string">
            <text:p text:style-name="P64">ç, k̨, b̲, ḍ</text:p>
          </table:table-cell>
        </table:table-row>
        <table:table-row table:style-name="Table40.1">
          <table:table-cell table:style-name="Table40.A8" office:value-type="string">
            <text:p text:style-name="P83">\textbf{abc}</text:p>
          </table:table-cell>
          <table:table-cell table:style-name="Table40.A8" office:value-type="string">
            <text:p text:style-name="P55">𝗮𝗯𝗰</text:p>
          </table:table-cell>
        </table:table-row>
        <table:table-row table:style-name="Table40.1">
          <table:table-cell table:style-name="Table40.A8" office:value-type="string">
            <text:p text:style-name="P83">\textit{def}</text:p>
          </table:table-cell>
          <table:table-cell table:style-name="Table40.A8" office:value-type="string">
            <text:p text:style-name="P65">def</text:p>
          </table:table-cell>
        </table:table-row>
        <table:table-row table:style-name="Table40.1">
          <table:table-cell table:style-name="Table40.A8" office:value-type="string">
            <text:p text:style-name="P83">\texttt{hij}</text:p>
          </table:table-cell>
          <table:table-cell table:style-name="Table40.A8" office:value-type="string">
            <text:p text:style-name="P64">𝚑𝚒𝚓</text:p>
          </table:table-cell>
        </table:table-row>
        <table:table-row table:style-name="Table40.1">
          <table:table-cell table:style-name="Table40.A8" office:value-type="string">
            <text:p text:style-name="P84">\textbullet, \textbackslash</text:p>
          </table:table-cell>
          <table:table-cell table:style-name="Table40.A8" office:value-type="string">
            <text:p text:style-name="P56">•, \</text:p>
          </table:table-cell>
        </table:table-row>
        <table:table-row table:style-name="Table40.1">
          <table:table-cell table:style-name="Table40.A8" office:value-type="string">
            <text:p text:style-name="P85">\section, \paragraph</text:p>
          </table:table-cell>
          <table:table-cell table:style-name="Table40.A8" office:value-type="string">
            <text:p text:style-name="P56">§, ¶</text:p>
          </table:table-cell>
        </table:table-row>
        <table:table-row table:style-name="Table40.1">
          <table:table-cell table:style-name="Table40.A8" office:value-type="string">
            <text:p text:style-name="P85">\copyright, \registered</text:p>
          </table:table-cell>
          <table:table-cell table:style-name="Table40.A8" office:value-type="string">
            <text:p text:style-name="P56">©, ®</text:p>
          </table:table-cell>
        </table:table-row>
      </table:table>
      <text:p text:style-name="P147"/>
      <text:p text:style-name="P1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93</meta:editing-cycles>
    <meta:print-date>2022-05-04T00:01:00</meta:print-date>
    <meta:creation-date>2022-05-02T18:40:00</meta:creation-date>
    <dc:date>2023-03-04T22:04:56.000314827</dc:date>
    <meta:editing-duration>PT10H12M47S</meta:editing-duration>
    <meta:generator>LibreOffice/7.3.7.2$Linux_X86_64 LibreOffice_project/30$Build-2</meta:generator>
    <meta:document-statistic meta:table-count="51" meta:image-count="3" meta:object-count="0" meta:page-count="22" meta:paragraph-count="816" meta:word-count="2663" meta:character-count="14485" meta:non-whitespace-character-count="12592"/>
    <meta:user-defined meta:name="AppVersion">16.0000</meta:user-defined>
    <meta:template xlink:type="simple" xlink:actuate="onRequest" xlink:title="Normal" xlink:href=""/>
  </office:meta>
</office:document-meta>
</file>